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SD_5f_IDR_20_Historical_20_Data_20__28_1_29_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D_IDR Historical Data (1)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hange 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01-01" calcext:value-type="date">
            <text:p>Jan <text:s/>2006</text:p>
          </table:table-cell>
          <table:table-cell table:style-name="ce3" office:value-type="float" office:value="9370" calcext:value-type="float">
            <text:p>9,370.00</text:p>
          </table:table-cell>
          <table:table-cell table:style-name="ce3" office:value-type="float" office:value="9830" calcext:value-type="float">
            <text:p>9,830.00</text:p>
          </table:table-cell>
          <table:table-cell table:style-name="ce3" office:value-type="float" office:value="9840" calcext:value-type="float">
            <text:p>9,840.00</text:p>
          </table:table-cell>
          <table:table-cell table:style-name="ce3" office:value-type="float" office:value="9310" calcext:value-type="float">
            <text:p>9,310.00</text:p>
          </table:table-cell>
          <table:table-cell table:style-name="ce4" office:value-type="percentage" office:value="-0.0468" calcext:value-type="percentage">
            <text:p>-4.6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02-01" calcext:value-type="date">
            <text:p>Feb <text:s/>2006</text:p>
          </table:table-cell>
          <table:table-cell table:style-name="ce3" office:value-type="float" office:value="9182.5" calcext:value-type="float">
            <text:p>9,182.50</text:p>
          </table:table-cell>
          <table:table-cell table:number-columns-repeated="2" table:style-name="ce3" office:value-type="float" office:value="9375.5" calcext:value-type="float">
            <text:p>9,375.50</text:p>
          </table:table-cell>
          <table:table-cell table:style-name="ce3" office:value-type="float" office:value="9175.5" calcext:value-type="float">
            <text:p>9,175.50</text:p>
          </table:table-cell>
          <table:table-cell table:style-name="ce4" office:value-type="percentage" office:value="-0.02" calcext:value-type="percentage">
            <text:p>-2.00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03-01" calcext:value-type="date">
            <text:p>Mar <text:s/>2006</text:p>
          </table:table-cell>
          <table:table-cell table:style-name="ce3" office:value-type="float" office:value="9087" calcext:value-type="float">
            <text:p>9,087.00</text:p>
          </table:table-cell>
          <table:table-cell table:style-name="ce3" office:value-type="float" office:value="9165" calcext:value-type="float">
            <text:p>9,165.00</text:p>
          </table:table-cell>
          <table:table-cell table:style-name="ce3" office:value-type="float" office:value="9410" calcext:value-type="float">
            <text:p>9,410.00</text:p>
          </table:table-cell>
          <table:table-cell table:style-name="ce3" office:value-type="float" office:value="9010" calcext:value-type="float">
            <text:p>9,010.00</text:p>
          </table:table-cell>
          <table:table-cell table:style-name="ce4" office:value-type="percentage" office:value="-0.0104" calcext:value-type="percentage">
            <text:p>-1.0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04-01" calcext:value-type="date">
            <text:p>Apr <text:s/>2006</text:p>
          </table:table-cell>
          <table:table-cell table:style-name="ce3" office:value-type="float" office:value="8785" calcext:value-type="float">
            <text:p>8,785.00</text:p>
          </table:table-cell>
          <table:table-cell table:style-name="ce3" office:value-type="float" office:value="9085" calcext:value-type="float">
            <text:p>9,085.00</text:p>
          </table:table-cell>
          <table:table-cell table:style-name="ce3" office:value-type="float" office:value="9093" calcext:value-type="float">
            <text:p>9,093.00</text:p>
          </table:table-cell>
          <table:table-cell table:style-name="ce3" office:value-type="float" office:value="8770" calcext:value-type="float">
            <text:p>8,770.00</text:p>
          </table:table-cell>
          <table:table-cell table:style-name="ce4" office:value-type="percentage" office:value="-0.0332" calcext:value-type="percentage">
            <text:p>-3.3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05-01" calcext:value-type="date">
            <text:p>May <text:s/>2006</text:p>
          </table:table-cell>
          <table:table-cell table:style-name="ce3" office:value-type="float" office:value="9255" calcext:value-type="float">
            <text:p>9,255.00</text:p>
          </table:table-cell>
          <table:table-cell table:style-name="ce3" office:value-type="float" office:value="8790" calcext:value-type="float">
            <text:p>8,790.00</text:p>
          </table:table-cell>
          <table:table-cell table:style-name="ce3" office:value-type="float" office:value="9430" calcext:value-type="float">
            <text:p>9,430.00</text:p>
          </table:table-cell>
          <table:table-cell table:style-name="ce3" office:value-type="float" office:value="8695" calcext:value-type="float">
            <text:p>8,695.00</text:p>
          </table:table-cell>
          <table:table-cell table:style-name="ce4" office:value-type="percentage" office:value="0.0535" calcext:value-type="percentage">
            <text:p>5.3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06-01" calcext:value-type="date">
            <text:p>Jun <text:s/>2006</text:p>
          </table:table-cell>
          <table:table-cell table:style-name="ce3" office:value-type="float" office:value="9263" calcext:value-type="float">
            <text:p>9,263.00</text:p>
          </table:table-cell>
          <table:table-cell table:style-name="ce3" office:value-type="float" office:value="9286" calcext:value-type="float">
            <text:p>9,286.00</text:p>
          </table:table-cell>
          <table:table-cell table:style-name="ce3" office:value-type="float" office:value="9561" calcext:value-type="float">
            <text:p>9,561.00</text:p>
          </table:table-cell>
          <table:table-cell table:style-name="ce3" office:value-type="float" office:value="9234" calcext:value-type="float">
            <text:p>9,234.00</text:p>
          </table:table-cell>
          <table:table-cell table:style-name="ce4" office:value-type="percentage" office:value="0.0009" calcext:value-type="percentage">
            <text:p>0.0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07-01" calcext:value-type="date">
            <text:p>Jul <text:s/>2006</text:p>
          </table:table-cell>
          <table:table-cell table:style-name="ce3" office:value-type="float" office:value="9095" calcext:value-type="float">
            <text:p>9,095.00</text:p>
          </table:table-cell>
          <table:table-cell table:style-name="ce3" office:value-type="float" office:value="9190" calcext:value-type="float">
            <text:p>9,190.00</text:p>
          </table:table-cell>
          <table:table-cell table:style-name="ce3" office:value-type="float" office:value="9311" calcext:value-type="float">
            <text:p>9,311.00</text:p>
          </table:table-cell>
          <table:table-cell table:style-name="ce3" office:value-type="float" office:value="9010" calcext:value-type="float">
            <text:p>9,010.00</text:p>
          </table:table-cell>
          <table:table-cell table:style-name="ce4" office:value-type="percentage" office:value="-0.0181" calcext:value-type="percentage">
            <text:p>-1.81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08-01" calcext:value-type="date">
            <text:p>Aug <text:s/>2006</text:p>
          </table:table-cell>
          <table:table-cell table:style-name="ce3" office:value-type="float" office:value="9117" calcext:value-type="float">
            <text:p>9,117.00</text:p>
          </table:table-cell>
          <table:table-cell table:style-name="ce3" office:value-type="float" office:value="9082" calcext:value-type="float">
            <text:p>9,082.00</text:p>
          </table:table-cell>
          <table:table-cell table:style-name="ce3" office:value-type="float" office:value="9177" calcext:value-type="float">
            <text:p>9,177.00</text:p>
          </table:table-cell>
          <table:table-cell table:style-name="ce3" office:value-type="float" office:value="9050" calcext:value-type="float">
            <text:p>9,050.00</text:p>
          </table:table-cell>
          <table:table-cell table:style-name="ce4" office:value-type="percentage" office:value="0.0024" calcext:value-type="percentage">
            <text:p>0.2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09-01" calcext:value-type="date">
            <text:p>Sep <text:s/>2006</text:p>
          </table:table-cell>
          <table:table-cell table:style-name="ce3" office:value-type="float" office:value="9205" calcext:value-type="float">
            <text:p>9,205.00</text:p>
          </table:table-cell>
          <table:table-cell table:style-name="ce3" office:value-type="float" office:value="9105" calcext:value-type="float">
            <text:p>9,105.00</text:p>
          </table:table-cell>
          <table:table-cell table:style-name="ce3" office:value-type="float" office:value="9265" calcext:value-type="float">
            <text:p>9,265.00</text:p>
          </table:table-cell>
          <table:table-cell table:style-name="ce3" office:value-type="float" office:value="9075" calcext:value-type="float">
            <text:p>9,075.00</text:p>
          </table:table-cell>
          <table:table-cell table:style-name="ce4" office:value-type="percentage" office:value="0.0097" calcext:value-type="percentage">
            <text:p>0.9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10-01" calcext:value-type="date">
            <text:p>Oct <text:s/>2006</text:p>
          </table:table-cell>
          <table:table-cell table:style-name="ce3" office:value-type="float" office:value="9094" calcext:value-type="float">
            <text:p>9,094.00</text:p>
          </table:table-cell>
          <table:table-cell table:style-name="ce3" office:value-type="float" office:value="9220" calcext:value-type="float">
            <text:p>9,220.00</text:p>
          </table:table-cell>
          <table:table-cell table:style-name="ce3" office:value-type="float" office:value="9252" calcext:value-type="float">
            <text:p>9,252.00</text:p>
          </table:table-cell>
          <table:table-cell table:style-name="ce3" office:value-type="float" office:value="9085" calcext:value-type="float">
            <text:p>9,085.00</text:p>
          </table:table-cell>
          <table:table-cell table:style-name="ce4" office:value-type="percentage" office:value="-0.0121" calcext:value-type="percentage">
            <text:p>-1.21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11-01" calcext:value-type="date">
            <text:p>Nov <text:s/>2006</text:p>
          </table:table-cell>
          <table:table-cell table:style-name="ce3" office:value-type="float" office:value="9165" calcext:value-type="float">
            <text:p>9,165.00</text:p>
          </table:table-cell>
          <table:table-cell table:style-name="ce3" office:value-type="float" office:value="9090" calcext:value-type="float">
            <text:p>9,090.00</text:p>
          </table:table-cell>
          <table:table-cell table:style-name="ce3" office:value-type="float" office:value="9225" calcext:value-type="float">
            <text:p>9,225.00</text:p>
          </table:table-cell>
          <table:table-cell table:style-name="ce3" office:value-type="float" office:value="9075" calcext:value-type="float">
            <text:p>9,075.00</text:p>
          </table:table-cell>
          <table:table-cell table:style-name="ce4" office:value-type="percentage" office:value="0.0078" calcext:value-type="percentage">
            <text:p>0.7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6-12-01" calcext:value-type="date">
            <text:p>Dec <text:s/>2006</text:p>
          </table:table-cell>
          <table:table-cell table:style-name="ce3" office:value-type="float" office:value="8993.5" calcext:value-type="float">
            <text:p>8,993.50</text:p>
          </table:table-cell>
          <table:table-cell table:style-name="ce3" office:value-type="float" office:value="9157.5" calcext:value-type="float">
            <text:p>9,157.50</text:p>
          </table:table-cell>
          <table:table-cell table:style-name="ce3" office:value-type="float" office:value="9195.5" calcext:value-type="float">
            <text:p>9,195.50</text:p>
          </table:table-cell>
          <table:table-cell table:style-name="ce3" office:value-type="float" office:value="8982.5" calcext:value-type="float">
            <text:p>8,982.50</text:p>
          </table:table-cell>
          <table:table-cell table:style-name="ce4" office:value-type="percentage" office:value="-0.0187" calcext:value-type="percentage">
            <text:p>-1.8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01-01" calcext:value-type="date">
            <text:p>Jan <text:s/>2007</text:p>
          </table:table-cell>
          <table:table-cell table:style-name="ce3" office:value-type="float" office:value="9100" calcext:value-type="float">
            <text:p>9,100.00</text:p>
          </table:table-cell>
          <table:table-cell table:style-name="ce3" office:value-type="float" office:value="8980" calcext:value-type="float">
            <text:p>8,980.00</text:p>
          </table:table-cell>
          <table:table-cell table:style-name="ce3" office:value-type="float" office:value="9181" calcext:value-type="float">
            <text:p>9,181.00</text:p>
          </table:table-cell>
          <table:table-cell table:style-name="ce3" office:value-type="float" office:value="8935" calcext:value-type="float">
            <text:p>8,935.00</text:p>
          </table:table-cell>
          <table:table-cell table:style-name="ce4" office:value-type="percentage" office:value="0.0118" calcext:value-type="percentage">
            <text:p>1.1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02-01" calcext:value-type="date">
            <text:p>Feb <text:s/>2007</text:p>
          </table:table-cell>
          <table:table-cell table:style-name="ce3" office:value-type="float" office:value="9131.5" calcext:value-type="float">
            <text:p>9,131.50</text:p>
          </table:table-cell>
          <table:table-cell table:style-name="ce3" office:value-type="float" office:value="9073.5" calcext:value-type="float">
            <text:p>9,073.50</text:p>
          </table:table-cell>
          <table:table-cell table:style-name="ce3" office:value-type="float" office:value="9198.5" calcext:value-type="float">
            <text:p>9,198.50</text:p>
          </table:table-cell>
          <table:table-cell table:style-name="ce3" office:value-type="float" office:value="9033.5" calcext:value-type="float">
            <text:p>9,033.50</text:p>
          </table:table-cell>
          <table:table-cell table:style-name="ce4" office:value-type="percentage" office:value="0.0035" calcext:value-type="percentage">
            <text:p>0.3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03-01" calcext:value-type="date">
            <text:p>Mar <text:s/>2007</text:p>
          </table:table-cell>
          <table:table-cell table:style-name="ce3" office:value-type="float" office:value="9120" calcext:value-type="float">
            <text:p>9,120.00</text:p>
          </table:table-cell>
          <table:table-cell table:style-name="ce3" office:value-type="float" office:value="9145" calcext:value-type="float">
            <text:p>9,145.00</text:p>
          </table:table-cell>
          <table:table-cell table:style-name="ce3" office:value-type="float" office:value="9265" calcext:value-type="float">
            <text:p>9,265.00</text:p>
          </table:table-cell>
          <table:table-cell table:style-name="ce3" office:value-type="float" office:value="9075" calcext:value-type="float">
            <text:p>9,075.00</text:p>
          </table:table-cell>
          <table:table-cell table:style-name="ce4" office:value-type="percentage" office:value="-0.0013" calcext:value-type="percentage">
            <text:p>-0.1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04-01" calcext:value-type="date">
            <text:p>Apr <text:s/>2007</text:p>
          </table:table-cell>
          <table:table-cell table:style-name="ce3" office:value-type="float" office:value="9088" calcext:value-type="float">
            <text:p>9,088.00</text:p>
          </table:table-cell>
          <table:table-cell table:style-name="ce3" office:value-type="float" office:value="9115" calcext:value-type="float">
            <text:p>9,115.00</text:p>
          </table:table-cell>
          <table:table-cell table:style-name="ce3" office:value-type="float" office:value="9131" calcext:value-type="float">
            <text:p>9,131.00</text:p>
          </table:table-cell>
          <table:table-cell table:style-name="ce3" office:value-type="float" office:value="9064" calcext:value-type="float">
            <text:p>9,064.00</text:p>
          </table:table-cell>
          <table:table-cell table:style-name="ce4" office:value-type="percentage" office:value="-0.0035" calcext:value-type="percentage">
            <text:p>-0.3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05-01" calcext:value-type="date">
            <text:p>May <text:s/>2007</text:p>
          </table:table-cell>
          <table:table-cell table:style-name="ce3" office:value-type="float" office:value="8827" calcext:value-type="float">
            <text:p>8,827.00</text:p>
          </table:table-cell>
          <table:table-cell table:style-name="ce3" office:value-type="float" office:value="9085" calcext:value-type="float">
            <text:p>9,085.00</text:p>
          </table:table-cell>
          <table:table-cell table:style-name="ce3" office:value-type="float" office:value="9102" calcext:value-type="float">
            <text:p>9,102.00</text:p>
          </table:table-cell>
          <table:table-cell table:style-name="ce3" office:value-type="float" office:value="8645" calcext:value-type="float">
            <text:p>8,645.00</text:p>
          </table:table-cell>
          <table:table-cell table:style-name="ce4" office:value-type="percentage" office:value="-0.0287" calcext:value-type="percentage">
            <text:p>-2.8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06-01" calcext:value-type="date">
            <text:p>Jun <text:s/>2007</text:p>
          </table:table-cell>
          <table:table-cell table:style-name="ce3" office:value-type="float" office:value="9035" calcext:value-type="float">
            <text:p>9,035.00</text:p>
          </table:table-cell>
          <table:table-cell table:style-name="ce3" office:value-type="float" office:value="8835" calcext:value-type="float">
            <text:p>8,835.00</text:p>
          </table:table-cell>
          <table:table-cell table:style-name="ce3" office:value-type="float" office:value="9150" calcext:value-type="float">
            <text:p>9,150.00</text:p>
          </table:table-cell>
          <table:table-cell table:style-name="ce3" office:value-type="float" office:value="8760" calcext:value-type="float">
            <text:p>8,760.00</text:p>
          </table:table-cell>
          <table:table-cell table:style-name="ce4" office:value-type="percentage" office:value="0.0236" calcext:value-type="percentage">
            <text:p>2.3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07-01" calcext:value-type="date">
            <text:p>Jul <text:s/>2007</text:p>
          </table:table-cell>
          <table:table-cell table:style-name="ce3" office:value-type="float" office:value="9225" calcext:value-type="float">
            <text:p>9,225.00</text:p>
          </table:table-cell>
          <table:table-cell table:style-name="ce3" office:value-type="float" office:value="9015" calcext:value-type="float">
            <text:p>9,015.00</text:p>
          </table:table-cell>
          <table:table-cell table:style-name="ce3" office:value-type="float" office:value="9259" calcext:value-type="float">
            <text:p>9,259.00</text:p>
          </table:table-cell>
          <table:table-cell table:style-name="ce3" office:value-type="float" office:value="8989" calcext:value-type="float">
            <text:p>8,989.00</text:p>
          </table:table-cell>
          <table:table-cell table:style-name="ce4" office:value-type="percentage" office:value="0.021" calcext:value-type="percentage">
            <text:p>2.10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08-01" calcext:value-type="date">
            <text:p>Aug <text:s/>2007</text:p>
          </table:table-cell>
          <table:table-cell table:style-name="ce3" office:value-type="float" office:value="9390" calcext:value-type="float">
            <text:p>9,390.00</text:p>
          </table:table-cell>
          <table:table-cell table:style-name="ce3" office:value-type="float" office:value="9235" calcext:value-type="float">
            <text:p>9,235.00</text:p>
          </table:table-cell>
          <table:table-cell table:style-name="ce3" office:value-type="float" office:value="9487" calcext:value-type="float">
            <text:p>9,487.00</text:p>
          </table:table-cell>
          <table:table-cell table:style-name="ce3" office:value-type="float" office:value="9230" calcext:value-type="float">
            <text:p>9,230.00</text:p>
          </table:table-cell>
          <table:table-cell table:style-name="ce4" office:value-type="percentage" office:value="0.0179" calcext:value-type="percentage">
            <text:p>1.7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09-01" calcext:value-type="date">
            <text:p>Sep <text:s/>2007</text:p>
          </table:table-cell>
          <table:table-cell table:style-name="ce3" office:value-type="float" office:value="9145" calcext:value-type="float">
            <text:p>9,145.00</text:p>
          </table:table-cell>
          <table:table-cell table:style-name="ce3" office:value-type="float" office:value="9392" calcext:value-type="float">
            <text:p>9,392.00</text:p>
          </table:table-cell>
          <table:table-cell table:style-name="ce3" office:value-type="float" office:value="9452" calcext:value-type="float">
            <text:p>9,452.00</text:p>
          </table:table-cell>
          <table:table-cell table:style-name="ce3" office:value-type="float" office:value="9115" calcext:value-type="float">
            <text:p>9,115.00</text:p>
          </table:table-cell>
          <table:table-cell table:style-name="ce4" office:value-type="percentage" office:value="-0.0261" calcext:value-type="percentage">
            <text:p>-2.61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10-01" calcext:value-type="date">
            <text:p>Oct <text:s/>2007</text:p>
          </table:table-cell>
          <table:table-cell table:style-name="ce3" office:value-type="float" office:value="9097.5" calcext:value-type="float">
            <text:p>9,097.50</text:p>
          </table:table-cell>
          <table:table-cell table:style-name="ce3" office:value-type="float" office:value="9112.5" calcext:value-type="float">
            <text:p>9,112.50</text:p>
          </table:table-cell>
          <table:table-cell table:style-name="ce3" office:value-type="float" office:value="9197.5" calcext:value-type="float">
            <text:p>9,197.50</text:p>
          </table:table-cell>
          <table:table-cell table:style-name="ce3" office:value-type="float" office:value="9037.5" calcext:value-type="float">
            <text:p>9,037.50</text:p>
          </table:table-cell>
          <table:table-cell table:style-name="ce4" office:value-type="percentage" office:value="-0.0052" calcext:value-type="percentage">
            <text:p>-0.5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11-01" calcext:value-type="date">
            <text:p>Nov <text:s/>2007</text:p>
          </table:table-cell>
          <table:table-cell table:style-name="ce3" office:value-type="float" office:value="9370" calcext:value-type="float">
            <text:p>9,370.00</text:p>
          </table:table-cell>
          <table:table-cell table:style-name="ce3" office:value-type="float" office:value="9090" calcext:value-type="float">
            <text:p>9,090.00</text:p>
          </table:table-cell>
          <table:table-cell table:style-name="ce3" office:value-type="float" office:value="9427" calcext:value-type="float">
            <text:p>9,427.00</text:p>
          </table:table-cell>
          <table:table-cell table:style-name="ce3" office:value-type="float" office:value="9070" calcext:value-type="float">
            <text:p>9,070.00</text:p>
          </table:table-cell>
          <table:table-cell table:style-name="ce4" office:value-type="percentage" office:value="0.03" calcext:value-type="percentage">
            <text:p>3.00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12-01" calcext:value-type="date">
            <text:p>Dec <text:s/>2007</text:p>
          </table:table-cell>
          <table:table-cell table:style-name="ce3" office:value-type="float" office:value="9392.5" calcext:value-type="float">
            <text:p>9,392.50</text:p>
          </table:table-cell>
          <table:table-cell table:style-name="ce3" office:value-type="float" office:value="9375.5" calcext:value-type="float">
            <text:p>9,375.50</text:p>
          </table:table-cell>
          <table:table-cell table:style-name="ce3" office:value-type="float" office:value="9453.5" calcext:value-type="float">
            <text:p>9,453.50</text:p>
          </table:table-cell>
          <table:table-cell table:style-name="ce3" office:value-type="float" office:value="9232.5" calcext:value-type="float">
            <text:p>9,232.50</text:p>
          </table:table-cell>
          <table:table-cell table:style-name="ce4" office:value-type="percentage" office:value="0.0024" calcext:value-type="percentage">
            <text:p>0.2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01-01" calcext:value-type="date">
            <text:p>Jan <text:s/>2008</text:p>
          </table:table-cell>
          <table:table-cell table:style-name="ce3" office:value-type="float" office:value="9246.5" calcext:value-type="float">
            <text:p>9,246.50</text:p>
          </table:table-cell>
          <table:table-cell table:style-name="ce3" office:value-type="float" office:value="9387.5" calcext:value-type="float">
            <text:p>9,387.50</text:p>
          </table:table-cell>
          <table:table-cell table:style-name="ce3" office:value-type="float" office:value="9501.5" calcext:value-type="float">
            <text:p>9,501.50</text:p>
          </table:table-cell>
          <table:table-cell table:style-name="ce3" office:value-type="float" office:value="9241.5" calcext:value-type="float">
            <text:p>9,241.50</text:p>
          </table:table-cell>
          <table:table-cell table:style-name="ce4" office:value-type="percentage" office:value="-0.0155" calcext:value-type="percentage">
            <text:p>-1.5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02-01" calcext:value-type="date">
            <text:p>Feb <text:s/>2008</text:p>
          </table:table-cell>
          <table:table-cell table:style-name="ce3" office:value-type="float" office:value="9065" calcext:value-type="float">
            <text:p>9,065.00</text:p>
          </table:table-cell>
          <table:table-cell table:style-name="ce3" office:value-type="float" office:value="9235" calcext:value-type="float">
            <text:p>9,235.00</text:p>
          </table:table-cell>
          <table:table-cell table:style-name="ce3" office:value-type="float" office:value="9290" calcext:value-type="float">
            <text:p>9,290.00</text:p>
          </table:table-cell>
          <table:table-cell table:style-name="ce3" office:value-type="float" office:value="9042" calcext:value-type="float">
            <text:p>9,042.00</text:p>
          </table:table-cell>
          <table:table-cell table:style-name="ce4" office:value-type="percentage" office:value="-0.0196" calcext:value-type="percentage">
            <text:p>-1.9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03-01" calcext:value-type="date">
            <text:p>Mar <text:s/>2008</text:p>
          </table:table-cell>
          <table:table-cell table:style-name="ce3" office:value-type="float" office:value="9215" calcext:value-type="float">
            <text:p>9,215.00</text:p>
          </table:table-cell>
          <table:table-cell table:style-name="ce3" office:value-type="float" office:value="9080" calcext:value-type="float">
            <text:p>9,080.00</text:p>
          </table:table-cell>
          <table:table-cell table:style-name="ce3" office:value-type="float" office:value="9345" calcext:value-type="float">
            <text:p>9,345.00</text:p>
          </table:table-cell>
          <table:table-cell table:style-name="ce3" office:value-type="float" office:value="9060" calcext:value-type="float">
            <text:p>9,060.00</text:p>
          </table:table-cell>
          <table:table-cell table:style-name="ce4" office:value-type="percentage" office:value="0.0165" calcext:value-type="percentage">
            <text:p>1.6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04-01" calcext:value-type="date">
            <text:p>Apr <text:s/>2008</text:p>
          </table:table-cell>
          <table:table-cell table:style-name="ce3" office:value-type="float" office:value="9222" calcext:value-type="float">
            <text:p>9,222.00</text:p>
          </table:table-cell>
          <table:table-cell table:style-name="ce3" office:value-type="float" office:value="9205" calcext:value-type="float">
            <text:p>9,205.00</text:p>
          </table:table-cell>
          <table:table-cell table:style-name="ce3" office:value-type="float" office:value="9250" calcext:value-type="float">
            <text:p>9,250.00</text:p>
          </table:table-cell>
          <table:table-cell table:style-name="ce3" office:value-type="float" office:value="9150" calcext:value-type="float">
            <text:p>9,150.00</text:p>
          </table:table-cell>
          <table:table-cell table:style-name="ce4" office:value-type="percentage" office:value="0.0008" calcext:value-type="percentage">
            <text:p>0.0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05-01" calcext:value-type="date">
            <text:p>May <text:s/>2008</text:p>
          </table:table-cell>
          <table:table-cell table:style-name="ce3" office:value-type="float" office:value="9315" calcext:value-type="float">
            <text:p>9,315.00</text:p>
          </table:table-cell>
          <table:table-cell table:style-name="ce3" office:value-type="float" office:value="9230" calcext:value-type="float">
            <text:p>9,230.00</text:p>
          </table:table-cell>
          <table:table-cell table:style-name="ce3" office:value-type="float" office:value="9385" calcext:value-type="float">
            <text:p>9,385.00</text:p>
          </table:table-cell>
          <table:table-cell table:style-name="ce3" office:value-type="float" office:value="9209" calcext:value-type="float">
            <text:p>9,209.00</text:p>
          </table:table-cell>
          <table:table-cell table:style-name="ce4" office:value-type="percentage" office:value="0.0101" calcext:value-type="percentage">
            <text:p>1.01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06-01" calcext:value-type="date">
            <text:p>Jun <text:s/>2008</text:p>
          </table:table-cell>
          <table:table-cell table:style-name="ce3" office:value-type="float" office:value="9220" calcext:value-type="float">
            <text:p>9,220.00</text:p>
          </table:table-cell>
          <table:table-cell table:style-name="ce3" office:value-type="float" office:value="9310" calcext:value-type="float">
            <text:p>9,310.00</text:p>
          </table:table-cell>
          <table:table-cell table:style-name="ce3" office:value-type="float" office:value="9360" calcext:value-type="float">
            <text:p>9,360.00</text:p>
          </table:table-cell>
          <table:table-cell table:style-name="ce3" office:value-type="float" office:value="9195" calcext:value-type="float">
            <text:p>9,195.00</text:p>
          </table:table-cell>
          <table:table-cell table:style-name="ce4" office:value-type="percentage" office:value="-0.0102" calcext:value-type="percentage">
            <text:p>-1.0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07-01" calcext:value-type="date">
            <text:p>Jul <text:s/>2008</text:p>
          </table:table-cell>
          <table:table-cell table:style-name="ce3" office:value-type="float" office:value="9095" calcext:value-type="float">
            <text:p>9,095.00</text:p>
          </table:table-cell>
          <table:table-cell table:style-name="ce3" office:value-type="float" office:value="9225" calcext:value-type="float">
            <text:p>9,225.00</text:p>
          </table:table-cell>
          <table:table-cell table:style-name="ce3" office:value-type="float" office:value="9235" calcext:value-type="float">
            <text:p>9,235.00</text:p>
          </table:table-cell>
          <table:table-cell table:style-name="ce3" office:value-type="float" office:value="9085" calcext:value-type="float">
            <text:p>9,085.00</text:p>
          </table:table-cell>
          <table:table-cell table:style-name="ce4" office:value-type="percentage" office:value="-0.0136" calcext:value-type="percentage">
            <text:p>-1.3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08-01" calcext:value-type="date">
            <text:p>Aug <text:s/>2008</text:p>
          </table:table-cell>
          <table:table-cell table:style-name="ce3" office:value-type="float" office:value="9150" calcext:value-type="float">
            <text:p>9,150.00</text:p>
          </table:table-cell>
          <table:table-cell table:style-name="ce3" office:value-type="float" office:value="9090" calcext:value-type="float">
            <text:p>9,090.00</text:p>
          </table:table-cell>
          <table:table-cell table:style-name="ce3" office:value-type="float" office:value="9225" calcext:value-type="float">
            <text:p>9,225.00</text:p>
          </table:table-cell>
          <table:table-cell table:style-name="ce3" office:value-type="float" office:value="9062" calcext:value-type="float">
            <text:p>9,062.00</text:p>
          </table:table-cell>
          <table:table-cell table:style-name="ce4" office:value-type="percentage" office:value="0.006" calcext:value-type="percentage">
            <text:p>0.60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09-01" calcext:value-type="date">
            <text:p>Sep <text:s/>2008</text:p>
          </table:table-cell>
          <table:table-cell table:style-name="ce3" office:value-type="float" office:value="9415" calcext:value-type="float">
            <text:p>9,415.00</text:p>
          </table:table-cell>
          <table:table-cell table:style-name="ce3" office:value-type="float" office:value="9155" calcext:value-type="float">
            <text:p>9,155.00</text:p>
          </table:table-cell>
          <table:table-cell table:style-name="ce3" office:value-type="float" office:value="9475" calcext:value-type="float">
            <text:p>9,475.00</text:p>
          </table:table-cell>
          <table:table-cell table:style-name="ce3" office:value-type="float" office:value="9155" calcext:value-type="float">
            <text:p>9,155.00</text:p>
          </table:table-cell>
          <table:table-cell table:style-name="ce4" office:value-type="percentage" office:value="0.029" calcext:value-type="percentage">
            <text:p>2.90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10-01" calcext:value-type="date">
            <text:p>Oct <text:s/>2008</text:p>
          </table:table-cell>
          <table:table-cell table:style-name="ce3" office:value-type="float" office:value="10900" calcext:value-type="float">
            <text:p>10,900.00</text:p>
          </table:table-cell>
          <table:table-cell table:style-name="ce3" office:value-type="float" office:value="9530" calcext:value-type="float">
            <text:p>9,530.00</text:p>
          </table:table-cell>
          <table:table-cell table:style-name="ce3" office:value-type="float" office:value="11950" calcext:value-type="float">
            <text:p>11,950.00</text:p>
          </table:table-cell>
          <table:table-cell table:style-name="ce3" office:value-type="float" office:value="9530" calcext:value-type="float">
            <text:p>9,530.00</text:p>
          </table:table-cell>
          <table:table-cell table:style-name="ce4" office:value-type="percentage" office:value="0.1577" calcext:value-type="percentage">
            <text:p>15.7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11-01" calcext:value-type="date">
            <text:p>Nov <text:s/>2008</text:p>
          </table:table-cell>
          <table:table-cell table:style-name="ce3" office:value-type="float" office:value="12025" calcext:value-type="float">
            <text:p>12,025.00</text:p>
          </table:table-cell>
          <table:table-cell table:style-name="ce3" office:value-type="float" office:value="10775" calcext:value-type="float">
            <text:p>10,775.00</text:p>
          </table:table-cell>
          <table:table-cell table:style-name="ce3" office:value-type="float" office:value="12675" calcext:value-type="float">
            <text:p>12,675.00</text:p>
          </table:table-cell>
          <table:table-cell table:style-name="ce3" office:value-type="float" office:value="10725" calcext:value-type="float">
            <text:p>10,725.00</text:p>
          </table:table-cell>
          <table:table-cell table:style-name="ce4" office:value-type="percentage" office:value="0.1032" calcext:value-type="percentage">
            <text:p>10.3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8-12-01" calcext:value-type="date">
            <text:p>Dec <text:s/>2008</text:p>
          </table:table-cell>
          <table:table-cell table:style-name="ce3" office:value-type="float" office:value="10900" calcext:value-type="float">
            <text:p>10,900.00</text:p>
          </table:table-cell>
          <table:table-cell table:style-name="ce3" office:value-type="float" office:value="12150" calcext:value-type="float">
            <text:p>12,150.00</text:p>
          </table:table-cell>
          <table:table-cell table:style-name="ce3" office:value-type="float" office:value="12350" calcext:value-type="float">
            <text:p>12,350.00</text:p>
          </table:table-cell>
          <table:table-cell table:style-name="ce3" office:value-type="float" office:value="10800" calcext:value-type="float">
            <text:p>10,800.00</text:p>
          </table:table-cell>
          <table:table-cell table:style-name="ce4" office:value-type="percentage" office:value="-0.0936" calcext:value-type="percentage">
            <text:p>-9.3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01-01" calcext:value-type="date">
            <text:p>Jan <text:s/>2009</text:p>
          </table:table-cell>
          <table:table-cell table:style-name="ce3" office:value-type="float" office:value="11380" calcext:value-type="float">
            <text:p>11,380.00</text:p>
          </table:table-cell>
          <table:table-cell table:style-name="ce3" office:value-type="float" office:value="10960" calcext:value-type="float">
            <text:p>10,960.00</text:p>
          </table:table-cell>
          <table:table-cell table:style-name="ce3" office:value-type="float" office:value="11385" calcext:value-type="float">
            <text:p>11,385.00</text:p>
          </table:table-cell>
          <table:table-cell table:style-name="ce3" office:value-type="float" office:value="10710" calcext:value-type="float">
            <text:p>10,710.00</text:p>
          </table:table-cell>
          <table:table-cell table:style-name="ce4" office:value-type="percentage" office:value="0.044" calcext:value-type="percentage">
            <text:p>4.40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02-01" calcext:value-type="date">
            <text:p>Feb <text:s/>2009</text:p>
          </table:table-cell>
          <table:table-cell table:style-name="ce3" office:value-type="float" office:value="11980" calcext:value-type="float">
            <text:p>11,980.00</text:p>
          </table:table-cell>
          <table:table-cell table:style-name="ce3" office:value-type="float" office:value="11655" calcext:value-type="float">
            <text:p>11,655.00</text:p>
          </table:table-cell>
          <table:table-cell table:style-name="ce3" office:value-type="float" office:value="12030" calcext:value-type="float">
            <text:p>12,030.00</text:p>
          </table:table-cell>
          <table:table-cell table:style-name="ce3" office:value-type="float" office:value="11555" calcext:value-type="float">
            <text:p>11,555.00</text:p>
          </table:table-cell>
          <table:table-cell table:style-name="ce4" office:value-type="percentage" office:value="0.0527" calcext:value-type="percentage">
            <text:p>5.2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03-01" calcext:value-type="date">
            <text:p>Mar <text:s/>2009</text:p>
          </table:table-cell>
          <table:table-cell table:style-name="ce3" office:value-type="float" office:value="11555" calcext:value-type="float">
            <text:p>11,555.00</text:p>
          </table:table-cell>
          <table:table-cell table:style-name="ce3" office:value-type="float" office:value="12015" calcext:value-type="float">
            <text:p>12,015.00</text:p>
          </table:table-cell>
          <table:table-cell table:style-name="ce3" office:value-type="float" office:value="12170" calcext:value-type="float">
            <text:p>12,170.00</text:p>
          </table:table-cell>
          <table:table-cell table:style-name="ce3" office:value-type="float" office:value="11360" calcext:value-type="float">
            <text:p>11,360.00</text:p>
          </table:table-cell>
          <table:table-cell table:style-name="ce4" office:value-type="percentage" office:value="-0.0355" calcext:value-type="percentage">
            <text:p>-3.5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04-01" calcext:value-type="date">
            <text:p>Apr <text:s/>2009</text:p>
          </table:table-cell>
          <table:table-cell table:style-name="ce3" office:value-type="float" office:value="10585" calcext:value-type="float">
            <text:p>10,585.00</text:p>
          </table:table-cell>
          <table:table-cell table:style-name="ce3" office:value-type="float" office:value="11560" calcext:value-type="float">
            <text:p>11,560.00</text:p>
          </table:table-cell>
          <table:table-cell table:style-name="ce3" office:value-type="float" office:value="11615" calcext:value-type="float">
            <text:p>11,615.00</text:p>
          </table:table-cell>
          <table:table-cell table:style-name="ce3" office:value-type="float" office:value="10565" calcext:value-type="float">
            <text:p>10,565.00</text:p>
          </table:table-cell>
          <table:table-cell table:style-name="ce4" office:value-type="percentage" office:value="-0.0839" calcext:value-type="percentage">
            <text:p>-8.3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05-01" calcext:value-type="date">
            <text:p>May <text:s/>2009</text:p>
          </table:table-cell>
          <table:table-cell table:style-name="ce3" office:value-type="float" office:value="10290" calcext:value-type="float">
            <text:p>10,290.00</text:p>
          </table:table-cell>
          <table:table-cell table:style-name="ce3" office:value-type="float" office:value="10590" calcext:value-type="float">
            <text:p>10,590.00</text:p>
          </table:table-cell>
          <table:table-cell table:style-name="ce3" office:value-type="float" office:value="10665" calcext:value-type="float">
            <text:p>10,665.00</text:p>
          </table:table-cell>
          <table:table-cell table:style-name="ce3" office:value-type="float" office:value="10230" calcext:value-type="float">
            <text:p>10,230.00</text:p>
          </table:table-cell>
          <table:table-cell table:style-name="ce4" office:value-type="percentage" office:value="-0.0279" calcext:value-type="percentage">
            <text:p>-2.7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06-01" calcext:value-type="date">
            <text:p>Jun <text:s/>2009</text:p>
          </table:table-cell>
          <table:table-cell table:style-name="ce3" office:value-type="float" office:value="10207.5" calcext:value-type="float">
            <text:p>10,207.50</text:p>
          </table:table-cell>
          <table:table-cell table:style-name="ce3" office:value-type="float" office:value="10242.5" calcext:value-type="float">
            <text:p>10,242.50</text:p>
          </table:table-cell>
          <table:table-cell table:style-name="ce3" office:value-type="float" office:value="10477.5" calcext:value-type="float">
            <text:p>10,477.50</text:p>
          </table:table-cell>
          <table:table-cell table:style-name="ce3" office:value-type="float" office:value="9907.5" calcext:value-type="float">
            <text:p>9,907.50</text:p>
          </table:table-cell>
          <table:table-cell table:style-name="ce4" office:value-type="percentage" office:value="-0.008" calcext:value-type="percentage">
            <text:p>-0.80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07-01" calcext:value-type="date">
            <text:p>Jul <text:s/>2009</text:p>
          </table:table-cell>
          <table:table-cell table:style-name="ce3" office:value-type="float" office:value="9925" calcext:value-type="float">
            <text:p>9,925.00</text:p>
          </table:table-cell>
          <table:table-cell table:style-name="ce3" office:value-type="float" office:value="10225" calcext:value-type="float">
            <text:p>10,225.00</text:p>
          </table:table-cell>
          <table:table-cell table:style-name="ce3" office:value-type="float" office:value="10260" calcext:value-type="float">
            <text:p>10,260.00</text:p>
          </table:table-cell>
          <table:table-cell table:style-name="ce3" office:value-type="float" office:value="9900" calcext:value-type="float">
            <text:p>9,900.00</text:p>
          </table:table-cell>
          <table:table-cell table:style-name="ce4" office:value-type="percentage" office:value="-0.0277" calcext:value-type="percentage">
            <text:p>-2.7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08-01" calcext:value-type="date">
            <text:p>Aug <text:s/>2009</text:p>
          </table:table-cell>
          <table:table-cell table:style-name="ce3" office:value-type="float" office:value="10080" calcext:value-type="float">
            <text:p>10,080.00</text:p>
          </table:table-cell>
          <table:table-cell table:style-name="ce3" office:value-type="float" office:value="9905" calcext:value-type="float">
            <text:p>9,905.00</text:p>
          </table:table-cell>
          <table:table-cell table:style-name="ce3" office:value-type="float" office:value="10105" calcext:value-type="float">
            <text:p>10,105.00</text:p>
          </table:table-cell>
          <table:table-cell table:style-name="ce3" office:value-type="float" office:value="9840" calcext:value-type="float">
            <text:p>9,840.00</text:p>
          </table:table-cell>
          <table:table-cell table:style-name="ce4" office:value-type="percentage" office:value="0.0156" calcext:value-type="percentage">
            <text:p>1.5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09-01" calcext:value-type="date">
            <text:p>Sep <text:s/>2009</text:p>
          </table:table-cell>
          <table:table-cell table:style-name="ce3" office:value-type="float" office:value="9645" calcext:value-type="float">
            <text:p>9,645.00</text:p>
          </table:table-cell>
          <table:table-cell table:style-name="ce3" office:value-type="float" office:value="10105" calcext:value-type="float">
            <text:p>10,105.00</text:p>
          </table:table-cell>
          <table:table-cell table:style-name="ce3" office:value-type="float" office:value="10175" calcext:value-type="float">
            <text:p>10,175.00</text:p>
          </table:table-cell>
          <table:table-cell table:style-name="ce3" office:value-type="float" office:value="9565" calcext:value-type="float">
            <text:p>9,565.00</text:p>
          </table:table-cell>
          <table:table-cell table:style-name="ce4" office:value-type="percentage" office:value="-0.0432" calcext:value-type="percentage">
            <text:p>-4.3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10-01" calcext:value-type="date">
            <text:p>Oct <text:s/>2009</text:p>
          </table:table-cell>
          <table:table-cell table:style-name="ce3" office:value-type="float" office:value="9550" calcext:value-type="float">
            <text:p>9,550.00</text:p>
          </table:table-cell>
          <table:table-cell table:style-name="ce3" office:value-type="float" office:value="9610" calcext:value-type="float">
            <text:p>9,610.00</text:p>
          </table:table-cell>
          <table:table-cell table:style-name="ce3" office:value-type="float" office:value="9710" calcext:value-type="float">
            <text:p>9,710.00</text:p>
          </table:table-cell>
          <table:table-cell table:style-name="ce3" office:value-type="float" office:value="9260" calcext:value-type="float">
            <text:p>9,260.00</text:p>
          </table:table-cell>
          <table:table-cell table:style-name="ce4" office:value-type="percentage" office:value="-0.0098" calcext:value-type="percentage">
            <text:p>-0.9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11-01" calcext:value-type="date">
            <text:p>Nov <text:s/>2009</text:p>
          </table:table-cell>
          <table:table-cell table:style-name="ce3" office:value-type="float" office:value="9455" calcext:value-type="float">
            <text:p>9,455.00</text:p>
          </table:table-cell>
          <table:table-cell table:number-columns-repeated="2" table:style-name="ce3" office:value-type="float" office:value="9670" calcext:value-type="float">
            <text:p>9,670.00</text:p>
          </table:table-cell>
          <table:table-cell table:style-name="ce3" office:value-type="float" office:value="9310" calcext:value-type="float">
            <text:p>9,310.00</text:p>
          </table:table-cell>
          <table:table-cell table:style-name="ce4" office:value-type="percentage" office:value="-0.0099" calcext:value-type="percentage">
            <text:p>-0.9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9-12-01" calcext:value-type="date">
            <text:p>Dec <text:s/>2009</text:p>
          </table:table-cell>
          <table:table-cell table:style-name="ce3" office:value-type="float" office:value="9425" calcext:value-type="float">
            <text:p>9,425.00</text:p>
          </table:table-cell>
          <table:table-cell table:style-name="ce3" office:value-type="float" office:value="9480" calcext:value-type="float">
            <text:p>9,480.00</text:p>
          </table:table-cell>
          <table:table-cell table:style-name="ce3" office:value-type="float" office:value="9520" calcext:value-type="float">
            <text:p>9,520.00</text:p>
          </table:table-cell>
          <table:table-cell table:style-name="ce3" office:value-type="float" office:value="9385" calcext:value-type="float">
            <text:p>9,385.00</text:p>
          </table:table-cell>
          <table:table-cell table:style-name="ce4" office:value-type="percentage" office:value="-0.0032" calcext:value-type="percentage">
            <text:p>-0.3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01-01" calcext:value-type="date">
            <text:p>Jan <text:s/>2010</text:p>
          </table:table-cell>
          <table:table-cell table:style-name="ce3" office:value-type="float" office:value="9350" calcext:value-type="float">
            <text:p>9,350.00</text:p>
          </table:table-cell>
          <table:table-cell table:style-name="ce3" office:value-type="float" office:value="9396" calcext:value-type="float">
            <text:p>9,396.00</text:p>
          </table:table-cell>
          <table:table-cell table:style-name="ce3" office:value-type="float" office:value="9455" calcext:value-type="float">
            <text:p>9,455.00</text:p>
          </table:table-cell>
          <table:table-cell table:style-name="ce3" office:value-type="float" office:value="9115" calcext:value-type="float">
            <text:p>9,115.00</text:p>
          </table:table-cell>
          <table:table-cell table:style-name="ce4" office:value-type="percentage" office:value="-0.008" calcext:value-type="percentage">
            <text:p>-0.80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02-01" calcext:value-type="date">
            <text:p>Feb <text:s/>2010</text:p>
          </table:table-cell>
          <table:table-cell table:style-name="ce3" office:value-type="float" office:value="9337" calcext:value-type="float">
            <text:p>9,337.00</text:p>
          </table:table-cell>
          <table:table-cell table:style-name="ce3" office:value-type="float" office:value="9360" calcext:value-type="float">
            <text:p>9,360.00</text:p>
          </table:table-cell>
          <table:table-cell table:style-name="ce3" office:value-type="float" office:value="9497" calcext:value-type="float">
            <text:p>9,497.00</text:p>
          </table:table-cell>
          <table:table-cell table:style-name="ce3" office:value-type="float" office:value="9200" calcext:value-type="float">
            <text:p>9,200.00</text:p>
          </table:table-cell>
          <table:table-cell table:style-name="ce4" office:value-type="percentage" office:value="-0.0014" calcext:value-type="percentage">
            <text:p>-0.1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03-01" calcext:value-type="date">
            <text:p>Mar <text:s/>2010</text:p>
          </table:table-cell>
          <table:table-cell table:style-name="ce3" office:value-type="float" office:value="9090" calcext:value-type="float">
            <text:p>9,090.00</text:p>
          </table:table-cell>
          <table:table-cell table:style-name="ce3" office:value-type="float" office:value="9305" calcext:value-type="float">
            <text:p>9,305.00</text:p>
          </table:table-cell>
          <table:table-cell table:style-name="ce3" office:value-type="float" office:value="9375" calcext:value-type="float">
            <text:p>9,375.00</text:p>
          </table:table-cell>
          <table:table-cell table:style-name="ce3" office:value-type="float" office:value="9006" calcext:value-type="float">
            <text:p>9,006.00</text:p>
          </table:table-cell>
          <table:table-cell table:style-name="ce4" office:value-type="percentage" office:value="-0.0265" calcext:value-type="percentage">
            <text:p>-2.6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04-01" calcext:value-type="date">
            <text:p>Apr <text:s/>2010</text:p>
          </table:table-cell>
          <table:table-cell table:style-name="ce3" office:value-type="float" office:value="9012.5" calcext:value-type="float">
            <text:p>9,012.50</text:p>
          </table:table-cell>
          <table:table-cell table:style-name="ce3" office:value-type="float" office:value="9085.5" calcext:value-type="float">
            <text:p>9,085.50</text:p>
          </table:table-cell>
          <table:table-cell table:style-name="ce3" office:value-type="float" office:value="9144.5" calcext:value-type="float">
            <text:p>9,144.50</text:p>
          </table:table-cell>
          <table:table-cell table:style-name="ce3" office:value-type="float" office:value="8901.5" calcext:value-type="float">
            <text:p>8,901.50</text:p>
          </table:table-cell>
          <table:table-cell table:style-name="ce4" office:value-type="percentage" office:value="-0.0085" calcext:value-type="percentage">
            <text:p>-0.8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05-01" calcext:value-type="date">
            <text:p>May <text:s/>2010</text:p>
          </table:table-cell>
          <table:table-cell table:style-name="ce3" office:value-type="float" office:value="9175" calcext:value-type="float">
            <text:p>9,175.00</text:p>
          </table:table-cell>
          <table:table-cell table:style-name="ce3" office:value-type="float" office:value="9030" calcext:value-type="float">
            <text:p>9,030.00</text:p>
          </table:table-cell>
          <table:table-cell table:style-name="ce3" office:value-type="float" office:value="9385" calcext:value-type="float">
            <text:p>9,385.00</text:p>
          </table:table-cell>
          <table:table-cell table:style-name="ce3" office:value-type="float" office:value="9015" calcext:value-type="float">
            <text:p>9,015.00</text:p>
          </table:table-cell>
          <table:table-cell table:style-name="ce4" office:value-type="percentage" office:value="0.018" calcext:value-type="percentage">
            <text:p>1.80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06-01" calcext:value-type="date">
            <text:p>Jun <text:s/>2010</text:p>
          </table:table-cell>
          <table:table-cell table:style-name="ce3" office:value-type="float" office:value="9060" calcext:value-type="float">
            <text:p>9,060.00</text:p>
          </table:table-cell>
          <table:table-cell table:style-name="ce3" office:value-type="float" office:value="9205" calcext:value-type="float">
            <text:p>9,205.00</text:p>
          </table:table-cell>
          <table:table-cell table:style-name="ce3" office:value-type="float" office:value="9300" calcext:value-type="float">
            <text:p>9,300.00</text:p>
          </table:table-cell>
          <table:table-cell table:style-name="ce3" office:value-type="float" office:value="9000" calcext:value-type="float">
            <text:p>9,000.00</text:p>
          </table:table-cell>
          <table:table-cell table:style-name="ce4" office:value-type="percentage" office:value="-0.0125" calcext:value-type="percentage">
            <text:p>-1.2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07-01" calcext:value-type="date">
            <text:p>Jul <text:s/>2010</text:p>
          </table:table-cell>
          <table:table-cell table:style-name="ce3" office:value-type="float" office:value="8940" calcext:value-type="float">
            <text:p>8,940.00</text:p>
          </table:table-cell>
          <table:table-cell table:style-name="ce3" office:value-type="float" office:value="9080" calcext:value-type="float">
            <text:p>9,080.00</text:p>
          </table:table-cell>
          <table:table-cell table:style-name="ce3" office:value-type="float" office:value="9104" calcext:value-type="float">
            <text:p>9,104.00</text:p>
          </table:table-cell>
          <table:table-cell table:style-name="ce3" office:value-type="float" office:value="8938" calcext:value-type="float">
            <text:p>8,938.00</text:p>
          </table:table-cell>
          <table:table-cell table:style-name="ce4" office:value-type="percentage" office:value="-0.0132" calcext:value-type="percentage">
            <text:p>-1.3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08-01" calcext:value-type="date">
            <text:p>Aug <text:s/>2010</text:p>
          </table:table-cell>
          <table:table-cell table:style-name="ce3" office:value-type="float" office:value="9035" calcext:value-type="float">
            <text:p>9,035.00</text:p>
          </table:table-cell>
          <table:table-cell table:style-name="ce3" office:value-type="float" office:value="8945" calcext:value-type="float">
            <text:p>8,945.00</text:p>
          </table:table-cell>
          <table:table-cell table:style-name="ce3" office:value-type="float" office:value="9050" calcext:value-type="float">
            <text:p>9,050.00</text:p>
          </table:table-cell>
          <table:table-cell table:style-name="ce3" office:value-type="float" office:value="8927" calcext:value-type="float">
            <text:p>8,927.00</text:p>
          </table:table-cell>
          <table:table-cell table:style-name="ce4" office:value-type="percentage" office:value="0.0106" calcext:value-type="percentage">
            <text:p>1.0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09-01" calcext:value-type="date">
            <text:p>Sep <text:s/>2010</text:p>
          </table:table-cell>
          <table:table-cell table:style-name="ce3" office:value-type="float" office:value="8925" calcext:value-type="float">
            <text:p>8,925.00</text:p>
          </table:table-cell>
          <table:table-cell table:style-name="ce3" office:value-type="float" office:value="9040" calcext:value-type="float">
            <text:p>9,040.00</text:p>
          </table:table-cell>
          <table:table-cell table:style-name="ce3" office:value-type="float" office:value="9041" calcext:value-type="float">
            <text:p>9,041.00</text:p>
          </table:table-cell>
          <table:table-cell table:style-name="ce3" office:value-type="float" office:value="8915" calcext:value-type="float">
            <text:p>8,915.00</text:p>
          </table:table-cell>
          <table:table-cell table:style-name="ce4" office:value-type="percentage" office:value="-0.0122" calcext:value-type="percentage">
            <text:p>-1.2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10-01" calcext:value-type="date">
            <text:p>Oct <text:s/>2010</text:p>
          </table:table-cell>
          <table:table-cell table:style-name="ce3" office:value-type="float" office:value="8937.5" calcext:value-type="float">
            <text:p>8,937.50</text:p>
          </table:table-cell>
          <table:table-cell table:style-name="ce3" office:value-type="float" office:value="8920.5" calcext:value-type="float">
            <text:p>8,920.50</text:p>
          </table:table-cell>
          <table:table-cell table:style-name="ce3" office:value-type="float" office:value="8952.5" calcext:value-type="float">
            <text:p>8,952.50</text:p>
          </table:table-cell>
          <table:table-cell table:style-name="ce3" office:value-type="float" office:value="8902.5" calcext:value-type="float">
            <text:p>8,902.50</text:p>
          </table:table-cell>
          <table:table-cell table:style-name="ce4" office:value-type="percentage" office:value="0.0014" calcext:value-type="percentage">
            <text:p>0.1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11-01" calcext:value-type="date">
            <text:p>Nov <text:s/>2010</text:p>
          </table:table-cell>
          <table:table-cell table:style-name="ce3" office:value-type="float" office:value="9034" calcext:value-type="float">
            <text:p>9,034.00</text:p>
          </table:table-cell>
          <table:table-cell table:style-name="ce3" office:value-type="float" office:value="8930" calcext:value-type="float">
            <text:p>8,930.00</text:p>
          </table:table-cell>
          <table:table-cell table:style-name="ce3" office:value-type="float" office:value="9043" calcext:value-type="float">
            <text:p>9,043.00</text:p>
          </table:table-cell>
          <table:table-cell table:style-name="ce3" office:value-type="float" office:value="8885" calcext:value-type="float">
            <text:p>8,885.00</text:p>
          </table:table-cell>
          <table:table-cell table:style-name="ce4" office:value-type="percentage" office:value="0.0108" calcext:value-type="percentage">
            <text:p>1.0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12-01" calcext:value-type="date">
            <text:p>Dec <text:s/>2010</text:p>
          </table:table-cell>
          <table:table-cell table:style-name="ce3" office:value-type="float" office:value="9010" calcext:value-type="float">
            <text:p>9,010.00</text:p>
          </table:table-cell>
          <table:table-cell table:style-name="ce3" office:value-type="float" office:value="9040" calcext:value-type="float">
            <text:p>9,040.00</text:p>
          </table:table-cell>
          <table:table-cell table:style-name="ce3" office:value-type="float" office:value="9055" calcext:value-type="float">
            <text:p>9,055.00</text:p>
          </table:table-cell>
          <table:table-cell table:style-name="ce3" office:value-type="float" office:value="8975" calcext:value-type="float">
            <text:p>8,975.00</text:p>
          </table:table-cell>
          <table:table-cell table:style-name="ce4" office:value-type="percentage" office:value="-0.0027" calcext:value-type="percentage">
            <text:p>-0.2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01-01" calcext:value-type="date">
            <text:p>Jan <text:s/>2011</text:p>
          </table:table-cell>
          <table:table-cell table:style-name="ce3" office:value-type="float" office:value="9048" calcext:value-type="float">
            <text:p>9,048.00</text:p>
          </table:table-cell>
          <table:table-cell table:style-name="ce3" office:value-type="float" office:value="8985" calcext:value-type="float">
            <text:p>8,985.00</text:p>
          </table:table-cell>
          <table:table-cell table:style-name="ce3" office:value-type="float" office:value="9093" calcext:value-type="float">
            <text:p>9,093.00</text:p>
          </table:table-cell>
          <table:table-cell table:style-name="ce3" office:value-type="float" office:value="8960" calcext:value-type="float">
            <text:p>8,960.00</text:p>
          </table:table-cell>
          <table:table-cell table:style-name="ce4" office:value-type="percentage" office:value="0.0042" calcext:value-type="percentage">
            <text:p>0.4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02-01" calcext:value-type="date">
            <text:p>Feb <text:s/>2011</text:p>
          </table:table-cell>
          <table:table-cell table:style-name="ce3" office:value-type="float" office:value="8821.5" calcext:value-type="float">
            <text:p>8,821.50</text:p>
          </table:table-cell>
          <table:table-cell table:style-name="ce3" office:value-type="float" office:value="9033.5" calcext:value-type="float">
            <text:p>9,033.50</text:p>
          </table:table-cell>
          <table:table-cell table:style-name="ce3" office:value-type="float" office:value="9045.5" calcext:value-type="float">
            <text:p>9,045.50</text:p>
          </table:table-cell>
          <table:table-cell table:style-name="ce3" office:value-type="float" office:value="8803.5" calcext:value-type="float">
            <text:p>8,803.50</text:p>
          </table:table-cell>
          <table:table-cell table:style-name="ce4" office:value-type="percentage" office:value="-0.025" calcext:value-type="percentage">
            <text:p>-2.50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03-01" calcext:value-type="date">
            <text:p>Mar <text:s/>2011</text:p>
          </table:table-cell>
          <table:table-cell table:style-name="ce3" office:value-type="float" office:value="8707.5" calcext:value-type="float">
            <text:p>8,707.50</text:p>
          </table:table-cell>
          <table:table-cell table:style-name="ce3" office:value-type="float" office:value="8807.5" calcext:value-type="float">
            <text:p>8,807.50</text:p>
          </table:table-cell>
          <table:table-cell table:style-name="ce3" office:value-type="float" office:value="8827.5" calcext:value-type="float">
            <text:p>8,827.50</text:p>
          </table:table-cell>
          <table:table-cell table:style-name="ce3" office:value-type="float" office:value="8702.5" calcext:value-type="float">
            <text:p>8,702.50</text:p>
          </table:table-cell>
          <table:table-cell table:style-name="ce4" office:value-type="percentage" office:value="-0.0129" calcext:value-type="percentage">
            <text:p>-1.2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04-01" calcext:value-type="date">
            <text:p>Apr <text:s/>2011</text:p>
          </table:table-cell>
          <table:table-cell table:style-name="ce3" office:value-type="float" office:value="8564" calcext:value-type="float">
            <text:p>8,564.00</text:p>
          </table:table-cell>
          <table:table-cell table:style-name="ce3" office:value-type="float" office:value="8699" calcext:value-type="float">
            <text:p>8,699.00</text:p>
          </table:table-cell>
          <table:table-cell table:style-name="ce3" office:value-type="float" office:value="8702" calcext:value-type="float">
            <text:p>8,702.00</text:p>
          </table:table-cell>
          <table:table-cell table:style-name="ce3" office:value-type="float" office:value="8561" calcext:value-type="float">
            <text:p>8,561.00</text:p>
          </table:table-cell>
          <table:table-cell table:style-name="ce4" office:value-type="percentage" office:value="-0.0165" calcext:value-type="percentage">
            <text:p>-1.6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05-01" calcext:value-type="date">
            <text:p>May <text:s/>2011</text:p>
          </table:table-cell>
          <table:table-cell table:style-name="ce3" office:value-type="float" office:value="8535.5" calcext:value-type="float">
            <text:p>8,535.50</text:p>
          </table:table-cell>
          <table:table-cell table:style-name="ce3" office:value-type="float" office:value="8543.5" calcext:value-type="float">
            <text:p>8,543.50</text:p>
          </table:table-cell>
          <table:table-cell table:style-name="ce3" office:value-type="float" office:value="8608.5" calcext:value-type="float">
            <text:p>8,608.50</text:p>
          </table:table-cell>
          <table:table-cell table:style-name="ce3" office:value-type="float" office:value="8527.5" calcext:value-type="float">
            <text:p>8,527.50</text:p>
          </table:table-cell>
          <table:table-cell table:style-name="ce4" office:value-type="percentage" office:value="-0.0033" calcext:value-type="percentage">
            <text:p>-0.3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06-01" calcext:value-type="date">
            <text:p>Jun <text:s/>2011</text:p>
          </table:table-cell>
          <table:table-cell table:style-name="ce3" office:value-type="float" office:value="8576.5" calcext:value-type="float">
            <text:p>8,576.50</text:p>
          </table:table-cell>
          <table:table-cell table:style-name="ce3" office:value-type="float" office:value="8538.5" calcext:value-type="float">
            <text:p>8,538.50</text:p>
          </table:table-cell>
          <table:table-cell table:style-name="ce3" office:value-type="float" office:value="8629.5" calcext:value-type="float">
            <text:p>8,629.50</text:p>
          </table:table-cell>
          <table:table-cell table:style-name="ce3" office:value-type="float" office:value="8503.5" calcext:value-type="float">
            <text:p>8,503.50</text:p>
          </table:table-cell>
          <table:table-cell table:style-name="ce4" office:value-type="percentage" office:value="0.0048" calcext:value-type="percentage">
            <text:p>0.4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07-01" calcext:value-type="date">
            <text:p>Jul <text:s/>2011</text:p>
          </table:table-cell>
          <table:table-cell table:style-name="ce3" office:value-type="float" office:value="8500" calcext:value-type="float">
            <text:p>8,500.00</text:p>
          </table:table-cell>
          <table:table-cell table:style-name="ce3" office:value-type="float" office:value="8578" calcext:value-type="float">
            <text:p>8,578.00</text:p>
          </table:table-cell>
          <table:table-cell table:style-name="ce3" office:value-type="float" office:value="8580" calcext:value-type="float">
            <text:p>8,580.00</text:p>
          </table:table-cell>
          <table:table-cell table:style-name="ce3" office:value-type="float" office:value="8485" calcext:value-type="float">
            <text:p>8,485.00</text:p>
          </table:table-cell>
          <table:table-cell table:style-name="ce4" office:value-type="percentage" office:value="-0.0089" calcext:value-type="percentage">
            <text:p>-0.8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08-01" calcext:value-type="date">
            <text:p>Aug <text:s/>2011</text:p>
          </table:table-cell>
          <table:table-cell table:style-name="ce3" office:value-type="float" office:value="8533" calcext:value-type="float">
            <text:p>8,533.00</text:p>
          </table:table-cell>
          <table:table-cell table:style-name="ce3" office:value-type="float" office:value="8493" calcext:value-type="float">
            <text:p>8,493.00</text:p>
          </table:table-cell>
          <table:table-cell table:style-name="ce3" office:value-type="float" office:value="8590" calcext:value-type="float">
            <text:p>8,590.00</text:p>
          </table:table-cell>
          <table:table-cell table:style-name="ce3" office:value-type="float" office:value="8460" calcext:value-type="float">
            <text:p>8,460.00</text:p>
          </table:table-cell>
          <table:table-cell table:style-name="ce4" office:value-type="percentage" office:value="0.0039" calcext:value-type="percentage">
            <text:p>0.3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09-01" calcext:value-type="date">
            <text:p>Sep <text:s/>2011</text:p>
          </table:table-cell>
          <table:table-cell table:style-name="ce3" office:value-type="float" office:value="8790" calcext:value-type="float">
            <text:p>8,790.00</text:p>
          </table:table-cell>
          <table:table-cell table:style-name="ce3" office:value-type="float" office:value="8540" calcext:value-type="float">
            <text:p>8,540.00</text:p>
          </table:table-cell>
          <table:table-cell table:style-name="ce3" office:value-type="float" office:value="9110" calcext:value-type="float">
            <text:p>9,110.00</text:p>
          </table:table-cell>
          <table:table-cell table:style-name="ce3" office:value-type="float" office:value="8540" calcext:value-type="float">
            <text:p>8,540.00</text:p>
          </table:table-cell>
          <table:table-cell table:style-name="ce4" office:value-type="percentage" office:value="0.0301" calcext:value-type="percentage">
            <text:p>3.01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10-01" calcext:value-type="date">
            <text:p>Oct <text:s/>2011</text:p>
          </table:table-cell>
          <table:table-cell table:style-name="ce3" office:value-type="float" office:value="8852.5" calcext:value-type="float">
            <text:p>8,852.50</text:p>
          </table:table-cell>
          <table:table-cell table:style-name="ce3" office:value-type="float" office:value="8802.5" calcext:value-type="float">
            <text:p>8,802.50</text:p>
          </table:table-cell>
          <table:table-cell table:style-name="ce3" office:value-type="float" office:value="8972.5" calcext:value-type="float">
            <text:p>8,972.50</text:p>
          </table:table-cell>
          <table:table-cell table:style-name="ce3" office:value-type="float" office:value="8787.5" calcext:value-type="float">
            <text:p>8,787.50</text:p>
          </table:table-cell>
          <table:table-cell table:style-name="ce4" office:value-type="percentage" office:value="0.0071" calcext:value-type="percentage">
            <text:p>0.71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11-01" calcext:value-type="date">
            <text:p>Nov <text:s/>2011</text:p>
          </table:table-cell>
          <table:table-cell table:style-name="ce3" office:value-type="float" office:value="9110" calcext:value-type="float">
            <text:p>9,110.00</text:p>
          </table:table-cell>
          <table:table-cell table:style-name="ce3" office:value-type="float" office:value="8865" calcext:value-type="float">
            <text:p>8,865.00</text:p>
          </table:table-cell>
          <table:table-cell table:style-name="ce3" office:value-type="float" office:value="9220" calcext:value-type="float">
            <text:p>9,220.00</text:p>
          </table:table-cell>
          <table:table-cell table:style-name="ce3" office:value-type="float" office:value="8865" calcext:value-type="float">
            <text:p>8,865.00</text:p>
          </table:table-cell>
          <table:table-cell table:style-name="ce4" office:value-type="percentage" office:value="0.0291" calcext:value-type="percentage">
            <text:p>2.91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12-01" calcext:value-type="date">
            <text:p>Dec <text:s/>2011</text:p>
          </table:table-cell>
          <table:table-cell table:style-name="ce3" office:value-type="float" office:value="9067.5" calcext:value-type="float">
            <text:p>9,067.50</text:p>
          </table:table-cell>
          <table:table-cell table:style-name="ce3" office:value-type="float" office:value="9077.5" calcext:value-type="float">
            <text:p>9,077.50</text:p>
          </table:table-cell>
          <table:table-cell table:style-name="ce3" office:value-type="float" office:value="9187.5" calcext:value-type="float">
            <text:p>9,187.50</text:p>
          </table:table-cell>
          <table:table-cell table:style-name="ce3" office:value-type="float" office:value="8997.5" calcext:value-type="float">
            <text:p>8,997.50</text:p>
          </table:table-cell>
          <table:table-cell table:style-name="ce4" office:value-type="percentage" office:value="-0.0047" calcext:value-type="percentage">
            <text:p>-0.4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1-01" calcext:value-type="date">
            <text:p>Jan <text:s/>2012</text:p>
          </table:table-cell>
          <table:table-cell table:style-name="ce3" office:value-type="float" office:value="8990" calcext:value-type="float">
            <text:p>8,990.00</text:p>
          </table:table-cell>
          <table:table-cell table:style-name="ce3" office:value-type="float" office:value="9110" calcext:value-type="float">
            <text:p>9,110.00</text:p>
          </table:table-cell>
          <table:table-cell table:style-name="ce3" office:value-type="float" office:value="9211" calcext:value-type="float">
            <text:p>9,211.00</text:p>
          </table:table-cell>
          <table:table-cell table:style-name="ce3" office:value-type="float" office:value="8880" calcext:value-type="float">
            <text:p>8,880.00</text:p>
          </table:table-cell>
          <table:table-cell table:style-name="ce4" office:value-type="percentage" office:value="-0.0085" calcext:value-type="percentage">
            <text:p>-0.8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2-01" calcext:value-type="date">
            <text:p>Feb <text:s/>2012</text:p>
          </table:table-cell>
          <table:table-cell table:style-name="ce3" office:value-type="float" office:value="9020" calcext:value-type="float">
            <text:p>9,020.00</text:p>
          </table:table-cell>
          <table:table-cell table:style-name="ce3" office:value-type="float" office:value="9015" calcext:value-type="float">
            <text:p>9,015.00</text:p>
          </table:table-cell>
          <table:table-cell table:style-name="ce3" office:value-type="float" office:value="9180" calcext:value-type="float">
            <text:p>9,180.00</text:p>
          </table:table-cell>
          <table:table-cell table:style-name="ce3" office:value-type="float" office:value="8875" calcext:value-type="float">
            <text:p>8,875.00</text:p>
          </table:table-cell>
          <table:table-cell table:style-name="ce4" office:value-type="percentage" office:value="0.0033" calcext:value-type="percentage">
            <text:p>0.3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3-01" calcext:value-type="date">
            <text:p>Mar <text:s/>2012</text:p>
          </table:table-cell>
          <table:table-cell table:style-name="ce3" office:value-type="float" office:value="9144" calcext:value-type="float">
            <text:p>9,144.00</text:p>
          </table:table-cell>
          <table:table-cell table:style-name="ce3" office:value-type="float" office:value="9055" calcext:value-type="float">
            <text:p>9,055.00</text:p>
          </table:table-cell>
          <table:table-cell table:style-name="ce3" office:value-type="float" office:value="9197" calcext:value-type="float">
            <text:p>9,197.00</text:p>
          </table:table-cell>
          <table:table-cell table:style-name="ce3" office:value-type="float" office:value="9055" calcext:value-type="float">
            <text:p>9,055.00</text:p>
          </table:table-cell>
          <table:table-cell table:style-name="ce4" office:value-type="percentage" office:value="0.0137" calcext:value-type="percentage">
            <text:p>1.3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4-01" calcext:value-type="date">
            <text:p>Apr <text:s/>2012</text:p>
          </table:table-cell>
          <table:table-cell table:style-name="ce3" office:value-type="float" office:value="9190.5" calcext:value-type="float">
            <text:p>9,190.50</text:p>
          </table:table-cell>
          <table:table-cell table:style-name="ce3" office:value-type="float" office:value="9152.5" calcext:value-type="float">
            <text:p>9,152.50</text:p>
          </table:table-cell>
          <table:table-cell table:style-name="ce3" office:value-type="float" office:value="9200.5" calcext:value-type="float">
            <text:p>9,200.50</text:p>
          </table:table-cell>
          <table:table-cell table:style-name="ce3" office:value-type="float" office:value="9082.5" calcext:value-type="float">
            <text:p>9,082.50</text:p>
          </table:table-cell>
          <table:table-cell table:style-name="ce4" office:value-type="percentage" office:value="0.0051" calcext:value-type="percentage">
            <text:p>0.51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5-01" calcext:value-type="date">
            <text:p>May <text:s/>2012</text:p>
          </table:table-cell>
          <table:table-cell table:style-name="ce3" office:value-type="float" office:value="9400" calcext:value-type="float">
            <text:p>9,400.00</text:p>
          </table:table-cell>
          <table:table-cell table:style-name="ce3" office:value-type="float" office:value="9200" calcext:value-type="float">
            <text:p>9,200.00</text:p>
          </table:table-cell>
          <table:table-cell table:style-name="ce3" office:value-type="float" office:value="9585" calcext:value-type="float">
            <text:p>9,585.00</text:p>
          </table:table-cell>
          <table:table-cell table:style-name="ce3" office:value-type="float" office:value="9145" calcext:value-type="float">
            <text:p>9,145.00</text:p>
          </table:table-cell>
          <table:table-cell table:style-name="ce4" office:value-type="percentage" office:value="0.0228" calcext:value-type="percentage">
            <text:p>2.2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6-01" calcext:value-type="date">
            <text:p>Jun <text:s/>2012</text:p>
          </table:table-cell>
          <table:table-cell table:style-name="ce3" office:value-type="float" office:value="9392.5" calcext:value-type="float">
            <text:p>9,392.50</text:p>
          </table:table-cell>
          <table:table-cell table:style-name="ce3" office:value-type="float" office:value="9347.5" calcext:value-type="float">
            <text:p>9,347.50</text:p>
          </table:table-cell>
          <table:table-cell table:style-name="ce3" office:value-type="float" office:value="9492.5" calcext:value-type="float">
            <text:p>9,492.50</text:p>
          </table:table-cell>
          <table:table-cell table:style-name="ce3" office:value-type="float" office:value="9287.5" calcext:value-type="float">
            <text:p>9,287.50</text:p>
          </table:table-cell>
          <table:table-cell table:style-name="ce4" office:value-type="percentage" office:value="-0.0008" calcext:value-type="percentage">
            <text:p>-0.0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7-01" calcext:value-type="date">
            <text:p>Jul <text:s/>2012</text:p>
          </table:table-cell>
          <table:table-cell table:style-name="ce3" office:value-type="float" office:value="9445" calcext:value-type="float">
            <text:p>9,445.00</text:p>
          </table:table-cell>
          <table:table-cell table:style-name="ce3" office:value-type="float" office:value="9380" calcext:value-type="float">
            <text:p>9,380.00</text:p>
          </table:table-cell>
          <table:table-cell table:style-name="ce3" office:value-type="float" office:value="9505" calcext:value-type="float">
            <text:p>9,505.00</text:p>
          </table:table-cell>
          <table:table-cell table:style-name="ce3" office:value-type="float" office:value="9305" calcext:value-type="float">
            <text:p>9,305.00</text:p>
          </table:table-cell>
          <table:table-cell table:style-name="ce4" office:value-type="percentage" office:value="0.0056" calcext:value-type="percentage">
            <text:p>0.5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8-01" calcext:value-type="date">
            <text:p>Aug <text:s/>2012</text:p>
          </table:table-cell>
          <table:table-cell table:style-name="ce3" office:value-type="float" office:value="9535" calcext:value-type="float">
            <text:p>9,535.00</text:p>
          </table:table-cell>
          <table:table-cell table:style-name="ce3" office:value-type="float" office:value="9465" calcext:value-type="float">
            <text:p>9,465.00</text:p>
          </table:table-cell>
          <table:table-cell table:style-name="ce3" office:value-type="float" office:value="9585" calcext:value-type="float">
            <text:p>9,585.00</text:p>
          </table:table-cell>
          <table:table-cell table:style-name="ce3" office:value-type="float" office:value="9440" calcext:value-type="float">
            <text:p>9,440.00</text:p>
          </table:table-cell>
          <table:table-cell table:style-name="ce4" office:value-type="percentage" office:value="0.0095" calcext:value-type="percentage">
            <text:p>0.9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9-01" calcext:value-type="date">
            <text:p>Sep <text:s/>2012</text:p>
          </table:table-cell>
          <table:table-cell table:style-name="ce3" office:value-type="float" office:value="9570" calcext:value-type="float">
            <text:p>9,570.00</text:p>
          </table:table-cell>
          <table:table-cell table:style-name="ce3" office:value-type="float" office:value="9560" calcext:value-type="float">
            <text:p>9,560.00</text:p>
          </table:table-cell>
          <table:table-cell table:style-name="ce3" office:value-type="float" office:value="9595" calcext:value-type="float">
            <text:p>9,595.00</text:p>
          </table:table-cell>
          <table:table-cell table:style-name="ce3" office:value-type="float" office:value="9448" calcext:value-type="float">
            <text:p>9,448.00</text:p>
          </table:table-cell>
          <table:table-cell table:style-name="ce4" office:value-type="percentage" office:value="0.0037" calcext:value-type="percentage">
            <text:p>0.3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10-01" calcext:value-type="date">
            <text:p>Oct <text:s/>2012</text:p>
          </table:table-cell>
          <table:table-cell table:style-name="ce3" office:value-type="float" office:value="9605" calcext:value-type="float">
            <text:p>9,605.00</text:p>
          </table:table-cell>
          <table:table-cell table:style-name="ce3" office:value-type="float" office:value="9590" calcext:value-type="float">
            <text:p>9,590.00</text:p>
          </table:table-cell>
          <table:table-cell table:style-name="ce3" office:value-type="float" office:value="9635" calcext:value-type="float">
            <text:p>9,635.00</text:p>
          </table:table-cell>
          <table:table-cell table:style-name="ce3" office:value-type="float" office:value="9574" calcext:value-type="float">
            <text:p>9,574.00</text:p>
          </table:table-cell>
          <table:table-cell table:style-name="ce4" office:value-type="percentage" office:value="0.0037" calcext:value-type="percentage">
            <text:p>0.3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11-01" calcext:value-type="date">
            <text:p>Nov <text:s/>2012</text:p>
          </table:table-cell>
          <table:table-cell table:style-name="ce3" office:value-type="float" office:value="9593.5" calcext:value-type="float">
            <text:p>9,593.50</text:p>
          </table:table-cell>
          <table:table-cell table:style-name="ce3" office:value-type="float" office:value="9625.5" calcext:value-type="float">
            <text:p>9,625.50</text:p>
          </table:table-cell>
          <table:table-cell table:style-name="ce3" office:value-type="float" office:value="9645.5" calcext:value-type="float">
            <text:p>9,645.50</text:p>
          </table:table-cell>
          <table:table-cell table:style-name="ce3" office:value-type="float" office:value="9585.5" calcext:value-type="float">
            <text:p>9,585.50</text:p>
          </table:table-cell>
          <table:table-cell table:style-name="ce4" office:value-type="percentage" office:value="-0.0012" calcext:value-type="percentage">
            <text:p>-0.1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12-01" calcext:value-type="date">
            <text:p>Dec <text:s/>2012</text:p>
          </table:table-cell>
          <table:table-cell table:style-name="ce3" office:value-type="float" office:value="9637.5" calcext:value-type="float">
            <text:p>9,637.50</text:p>
          </table:table-cell>
          <table:table-cell table:style-name="ce3" office:value-type="float" office:value="9595.5" calcext:value-type="float">
            <text:p>9,595.50</text:p>
          </table:table-cell>
          <table:table-cell table:style-name="ce3" office:value-type="float" office:value="9707.5" calcext:value-type="float">
            <text:p>9,707.50</text:p>
          </table:table-cell>
          <table:table-cell table:style-name="ce3" office:value-type="float" office:value="9595.5" calcext:value-type="float">
            <text:p>9,595.50</text:p>
          </table:table-cell>
          <table:table-cell table:style-name="ce4" office:value-type="percentage" office:value="0.0046" calcext:value-type="percentage">
            <text:p>0.4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01-01" calcext:value-type="date">
            <text:p>Jan <text:s/>2013</text:p>
          </table:table-cell>
          <table:table-cell table:style-name="ce3" office:value-type="float" office:value="9697.5" calcext:value-type="float">
            <text:p>9,697.50</text:p>
          </table:table-cell>
          <table:table-cell table:style-name="ce3" office:value-type="float" office:value="9657.5" calcext:value-type="float">
            <text:p>9,657.50</text:p>
          </table:table-cell>
          <table:table-cell table:style-name="ce3" office:value-type="float" office:value="9777.5" calcext:value-type="float">
            <text:p>9,777.50</text:p>
          </table:table-cell>
          <table:table-cell table:style-name="ce3" office:value-type="float" office:value="9617.5" calcext:value-type="float">
            <text:p>9,617.50</text:p>
          </table:table-cell>
          <table:table-cell table:style-name="ce4" office:value-type="percentage" office:value="0.0062" calcext:value-type="percentage">
            <text:p>0.6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02-01" calcext:value-type="date">
            <text:p>Feb <text:s/>2013</text:p>
          </table:table-cell>
          <table:table-cell table:style-name="ce3" office:value-type="float" office:value="9663.5" calcext:value-type="float">
            <text:p>9,663.50</text:p>
          </table:table-cell>
          <table:table-cell table:style-name="ce3" office:value-type="float" office:value="9693.5" calcext:value-type="float">
            <text:p>9,693.50</text:p>
          </table:table-cell>
          <table:table-cell table:style-name="ce3" office:value-type="float" office:value="9773.5" calcext:value-type="float">
            <text:p>9,773.50</text:p>
          </table:table-cell>
          <table:table-cell table:style-name="ce3" office:value-type="float" office:value="9603.5" calcext:value-type="float">
            <text:p>9,603.50</text:p>
          </table:table-cell>
          <table:table-cell table:style-name="ce4" office:value-type="percentage" office:value="-0.0035" calcext:value-type="percentage">
            <text:p>-0.3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03-01" calcext:value-type="date">
            <text:p>Mar <text:s/>2013</text:p>
          </table:table-cell>
          <table:table-cell table:style-name="ce3" office:value-type="float" office:value="9717.5" calcext:value-type="float">
            <text:p>9,717.50</text:p>
          </table:table-cell>
          <table:table-cell table:style-name="ce3" office:value-type="float" office:value="9670.5" calcext:value-type="float">
            <text:p>9,670.50</text:p>
          </table:table-cell>
          <table:table-cell table:style-name="ce3" office:value-type="float" office:value="9749.5" calcext:value-type="float">
            <text:p>9,749.50</text:p>
          </table:table-cell>
          <table:table-cell table:style-name="ce3" office:value-type="float" office:value="9670.5" calcext:value-type="float">
            <text:p>9,670.50</text:p>
          </table:table-cell>
          <table:table-cell table:style-name="ce4" office:value-type="percentage" office:value="0.0056" calcext:value-type="percentage">
            <text:p>0.5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04-01" calcext:value-type="date">
            <text:p>Apr <text:s/>2013</text:p>
          </table:table-cell>
          <table:table-cell table:style-name="ce3" office:value-type="float" office:value="9722.5" calcext:value-type="float">
            <text:p>9,722.50</text:p>
          </table:table-cell>
          <table:table-cell table:style-name="ce3" office:value-type="float" office:value="9717.5" calcext:value-type="float">
            <text:p>9,717.50</text:p>
          </table:table-cell>
          <table:table-cell table:style-name="ce3" office:value-type="float" office:value="9759.5" calcext:value-type="float">
            <text:p>9,759.50</text:p>
          </table:table-cell>
          <table:table-cell table:style-name="ce3" office:value-type="float" office:value="9662.5" calcext:value-type="float">
            <text:p>9,662.50</text:p>
          </table:table-cell>
          <table:table-cell table:style-name="ce4" office:value-type="percentage" office:value="0.0005" calcext:value-type="percentage">
            <text:p>0.0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05-01" calcext:value-type="date">
            <text:p>May <text:s/>2013</text:p>
          </table:table-cell>
          <table:table-cell table:style-name="ce3" office:value-type="float" office:value="9795" calcext:value-type="float">
            <text:p>9,795.00</text:p>
          </table:table-cell>
          <table:table-cell table:style-name="ce3" office:value-type="float" office:value="9725" calcext:value-type="float">
            <text:p>9,725.00</text:p>
          </table:table-cell>
          <table:table-cell table:style-name="ce3" office:value-type="float" office:value="9816" calcext:value-type="float">
            <text:p>9,816.00</text:p>
          </table:table-cell>
          <table:table-cell table:style-name="ce3" office:value-type="float" office:value="9725" calcext:value-type="float">
            <text:p>9,725.00</text:p>
          </table:table-cell>
          <table:table-cell table:style-name="ce4" office:value-type="percentage" office:value="0.0075" calcext:value-type="percentage">
            <text:p>0.7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06-01" calcext:value-type="date">
            <text:p>Jun <text:s/>2013</text:p>
          </table:table-cell>
          <table:table-cell table:style-name="ce3" office:value-type="float" office:value="9925" calcext:value-type="float">
            <text:p>9,925.00</text:p>
          </table:table-cell>
          <table:table-cell table:style-name="ce3" office:value-type="float" office:value="9810" calcext:value-type="float">
            <text:p>9,810.00</text:p>
          </table:table-cell>
          <table:table-cell table:style-name="ce3" office:value-type="float" office:value="9960" calcext:value-type="float">
            <text:p>9,960.00</text:p>
          </table:table-cell>
          <table:table-cell table:style-name="ce3" office:value-type="float" office:value="9780" calcext:value-type="float">
            <text:p>9,780.00</text:p>
          </table:table-cell>
          <table:table-cell table:style-name="ce4" office:value-type="percentage" office:value="0.0133" calcext:value-type="percentage">
            <text:p>1.3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07-01" calcext:value-type="date">
            <text:p>Jul <text:s/>2013</text:p>
          </table:table-cell>
          <table:table-cell table:style-name="ce3" office:value-type="float" office:value="10277.5" calcext:value-type="float">
            <text:p>10,277.50</text:p>
          </table:table-cell>
          <table:table-cell table:style-name="ce3" office:value-type="float" office:value="9932.5" calcext:value-type="float">
            <text:p>9,932.50</text:p>
          </table:table-cell>
          <table:table-cell table:style-name="ce3" office:value-type="float" office:value="10287.5" calcext:value-type="float">
            <text:p>10,287.50</text:p>
          </table:table-cell>
          <table:table-cell table:style-name="ce3" office:value-type="float" office:value="9926.5" calcext:value-type="float">
            <text:p>9,926.50</text:p>
          </table:table-cell>
          <table:table-cell table:style-name="ce4" office:value-type="percentage" office:value="0.0355" calcext:value-type="percentage">
            <text:p>3.5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08-01" calcext:value-type="date">
            <text:p>Aug <text:s/>2013</text:p>
          </table:table-cell>
          <table:table-cell table:style-name="ce3" office:value-type="float" office:value="10920" calcext:value-type="float">
            <text:p>10,920.00</text:p>
          </table:table-cell>
          <table:table-cell table:style-name="ce3" office:value-type="float" office:value="10285" calcext:value-type="float">
            <text:p>10,285.00</text:p>
          </table:table-cell>
          <table:table-cell table:style-name="ce3" office:value-type="float" office:value="10960" calcext:value-type="float">
            <text:p>10,960.00</text:p>
          </table:table-cell>
          <table:table-cell table:style-name="ce3" office:value-type="float" office:value="10280" calcext:value-type="float">
            <text:p>10,280.00</text:p>
          </table:table-cell>
          <table:table-cell table:style-name="ce4" office:value-type="percentage" office:value="0.0625" calcext:value-type="percentage">
            <text:p>6.2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09-01" calcext:value-type="date">
            <text:p>Sep <text:s/>2013</text:p>
          </table:table-cell>
          <table:table-cell table:style-name="ce3" office:value-type="float" office:value="11580" calcext:value-type="float">
            <text:p>11,580.00</text:p>
          </table:table-cell>
          <table:table-cell table:style-name="ce3" office:value-type="float" office:value="10930" calcext:value-type="float">
            <text:p>10,930.00</text:p>
          </table:table-cell>
          <table:table-cell table:style-name="ce3" office:value-type="float" office:value="11670" calcext:value-type="float">
            <text:p>11,670.00</text:p>
          </table:table-cell>
          <table:table-cell table:style-name="ce3" office:value-type="float" office:value="10920" calcext:value-type="float">
            <text:p>10,920.00</text:p>
          </table:table-cell>
          <table:table-cell table:style-name="ce4" office:value-type="percentage" office:value="0.0604" calcext:value-type="percentage">
            <text:p>6.0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10-01" calcext:value-type="date">
            <text:p>Oct <text:s/>2013</text:p>
          </table:table-cell>
          <table:table-cell table:style-name="ce3" office:value-type="float" office:value="11272.5" calcext:value-type="float">
            <text:p>11,272.50</text:p>
          </table:table-cell>
          <table:table-cell table:number-columns-repeated="2" table:style-name="ce3" office:value-type="float" office:value="11607.5" calcext:value-type="float">
            <text:p>11,607.50</text:p>
          </table:table-cell>
          <table:table-cell table:style-name="ce3" office:value-type="float" office:value="10917.5" calcext:value-type="float">
            <text:p>10,917.50</text:p>
          </table:table-cell>
          <table:table-cell table:style-name="ce4" office:value-type="percentage" office:value="-0.0266" calcext:value-type="percentage">
            <text:p>-2.6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11-01" calcext:value-type="date">
            <text:p>Nov <text:s/>2013</text:p>
          </table:table-cell>
          <table:table-cell table:style-name="ce3" office:value-type="float" office:value="11962.5" calcext:value-type="float">
            <text:p>11,962.50</text:p>
          </table:table-cell>
          <table:table-cell table:style-name="ce3" office:value-type="float" office:value="11297.5" calcext:value-type="float">
            <text:p>11,297.50</text:p>
          </table:table-cell>
          <table:table-cell table:style-name="ce3" office:value-type="float" office:value="12007.5" calcext:value-type="float">
            <text:p>12,007.50</text:p>
          </table:table-cell>
          <table:table-cell table:style-name="ce3" office:value-type="float" office:value="11297.5" calcext:value-type="float">
            <text:p>11,297.50</text:p>
          </table:table-cell>
          <table:table-cell table:style-name="ce4" office:value-type="percentage" office:value="0.0612" calcext:value-type="percentage">
            <text:p>6.1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12-01" calcext:value-type="date">
            <text:p>Dec <text:s/>2013</text:p>
          </table:table-cell>
          <table:table-cell table:style-name="ce3" office:value-type="float" office:value="12170" calcext:value-type="float">
            <text:p>12,170.00</text:p>
          </table:table-cell>
          <table:table-cell table:style-name="ce3" office:value-type="float" office:value="11955" calcext:value-type="float">
            <text:p>11,955.00</text:p>
          </table:table-cell>
          <table:table-cell table:style-name="ce3" office:value-type="float" office:value="12288" calcext:value-type="float">
            <text:p>12,288.00</text:p>
          </table:table-cell>
          <table:table-cell table:style-name="ce3" office:value-type="float" office:value="11690" calcext:value-type="float">
            <text:p>11,690.00</text:p>
          </table:table-cell>
          <table:table-cell table:style-name="ce4" office:value-type="percentage" office:value="0.0173" calcext:value-type="percentage">
            <text:p>1.7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1-01" calcext:value-type="date">
            <text:p>Jan <text:s/>2014</text:p>
          </table:table-cell>
          <table:table-cell table:style-name="ce3" office:value-type="float" office:value="12210" calcext:value-type="float">
            <text:p>12,210.00</text:p>
          </table:table-cell>
          <table:table-cell table:style-name="ce3" office:value-type="float" office:value="12190" calcext:value-type="float">
            <text:p>12,190.00</text:p>
          </table:table-cell>
          <table:table-cell table:style-name="ce3" office:value-type="float" office:value="12275" calcext:value-type="float">
            <text:p>12,275.00</text:p>
          </table:table-cell>
          <table:table-cell table:style-name="ce3" office:value-type="float" office:value="12005" calcext:value-type="float">
            <text:p>12,005.00</text:p>
          </table:table-cell>
          <table:table-cell table:style-name="ce4" office:value-type="percentage" office:value="0.0033" calcext:value-type="percentage">
            <text:p>0.3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2-01" calcext:value-type="date">
            <text:p>Feb <text:s/>2014</text:p>
          </table:table-cell>
          <table:table-cell table:style-name="ce3" office:value-type="float" office:value="11609" calcext:value-type="float">
            <text:p>11,609.00</text:p>
          </table:table-cell>
          <table:table-cell table:style-name="ce3" office:value-type="float" office:value="12220" calcext:value-type="float">
            <text:p>12,220.00</text:p>
          </table:table-cell>
          <table:table-cell table:style-name="ce3" office:value-type="float" office:value="12255" calcext:value-type="float">
            <text:p>12,255.00</text:p>
          </table:table-cell>
          <table:table-cell table:style-name="ce3" office:value-type="float" office:value="11575" calcext:value-type="float">
            <text:p>11,575.00</text:p>
          </table:table-cell>
          <table:table-cell table:style-name="ce4" office:value-type="percentage" office:value="-0.0492" calcext:value-type="percentage">
            <text:p>-4.9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3-01" calcext:value-type="date">
            <text:p>Mar <text:s/>2014</text:p>
          </table:table-cell>
          <table:table-cell table:style-name="ce3" office:value-type="float" office:value="11360" calcext:value-type="float">
            <text:p>11,360.00</text:p>
          </table:table-cell>
          <table:table-cell table:style-name="ce3" office:value-type="float" office:value="11610" calcext:value-type="float">
            <text:p>11,610.00</text:p>
          </table:table-cell>
          <table:table-cell table:style-name="ce3" office:value-type="float" office:value="11670" calcext:value-type="float">
            <text:p>11,670.00</text:p>
          </table:table-cell>
          <table:table-cell table:style-name="ce3" office:value-type="float" office:value="11250" calcext:value-type="float">
            <text:p>11,250.00</text:p>
          </table:table-cell>
          <table:table-cell table:style-name="ce4" office:value-type="percentage" office:value="-0.0214" calcext:value-type="percentage">
            <text:p>-2.1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4-01" calcext:value-type="date">
            <text:p>Apr <text:s/>2014</text:p>
          </table:table-cell>
          <table:table-cell table:style-name="ce3" office:value-type="float" office:value="11561.5" calcext:value-type="float">
            <text:p>11,561.50</text:p>
          </table:table-cell>
          <table:table-cell table:style-name="ce3" office:value-type="float" office:value="11273.5" calcext:value-type="float">
            <text:p>11,273.50</text:p>
          </table:table-cell>
          <table:table-cell table:style-name="ce3" office:value-type="float" office:value="11658.5" calcext:value-type="float">
            <text:p>11,658.50</text:p>
          </table:table-cell>
          <table:table-cell table:style-name="ce3" office:value-type="float" office:value="11253.5" calcext:value-type="float">
            <text:p>11,253.50</text:p>
          </table:table-cell>
          <table:table-cell table:style-name="ce4" office:value-type="percentage" office:value="0.0177" calcext:value-type="percentage">
            <text:p>1.7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5-01" calcext:value-type="date">
            <text:p>May <text:s/>2014</text:p>
          </table:table-cell>
          <table:table-cell table:style-name="ce3" office:value-type="float" office:value="11675" calcext:value-type="float">
            <text:p>11,675.00</text:p>
          </table:table-cell>
          <table:table-cell table:style-name="ce3" office:value-type="float" office:value="11540" calcext:value-type="float">
            <text:p>11,540.00</text:p>
          </table:table-cell>
          <table:table-cell table:style-name="ce3" office:value-type="float" office:value="11675" calcext:value-type="float">
            <text:p>11,675.00</text:p>
          </table:table-cell>
          <table:table-cell table:style-name="ce3" office:value-type="float" office:value="11343" calcext:value-type="float">
            <text:p>11,343.00</text:p>
          </table:table-cell>
          <table:table-cell table:style-name="ce4" office:value-type="percentage" office:value="0.0098" calcext:value-type="percentage">
            <text:p>0.9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6-01" calcext:value-type="date">
            <text:p>Jun <text:s/>2014</text:p>
          </table:table-cell>
          <table:table-cell table:style-name="ce3" office:value-type="float" office:value="11855" calcext:value-type="float">
            <text:p>11,855.00</text:p>
          </table:table-cell>
          <table:table-cell table:style-name="ce3" office:value-type="float" office:value="11710" calcext:value-type="float">
            <text:p>11,710.00</text:p>
          </table:table-cell>
          <table:table-cell table:style-name="ce3" office:value-type="float" office:value="12115" calcext:value-type="float">
            <text:p>12,115.00</text:p>
          </table:table-cell>
          <table:table-cell table:style-name="ce3" office:value-type="float" office:value="11710" calcext:value-type="float">
            <text:p>11,710.00</text:p>
          </table:table-cell>
          <table:table-cell table:style-name="ce4" office:value-type="percentage" office:value="0.0154" calcext:value-type="percentage">
            <text:p>1.5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7-01" calcext:value-type="date">
            <text:p>Jul <text:s/>2014</text:p>
          </table:table-cell>
          <table:table-cell table:style-name="ce3" office:value-type="float" office:value="11577.5" calcext:value-type="float">
            <text:p>11,577.50</text:p>
          </table:table-cell>
          <table:table-cell table:style-name="ce3" office:value-type="float" office:value="11827.5" calcext:value-type="float">
            <text:p>11,827.50</text:p>
          </table:table-cell>
          <table:table-cell table:style-name="ce3" office:value-type="float" office:value="11967.5" calcext:value-type="float">
            <text:p>11,967.50</text:p>
          </table:table-cell>
          <table:table-cell table:style-name="ce3" office:value-type="float" office:value="11477.5" calcext:value-type="float">
            <text:p>11,477.50</text:p>
          </table:table-cell>
          <table:table-cell table:style-name="ce4" office:value-type="percentage" office:value="-0.0234" calcext:value-type="percentage">
            <text:p>-2.3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8-01" calcext:value-type="date">
            <text:p>Aug <text:s/>2014</text:p>
          </table:table-cell>
          <table:table-cell table:style-name="ce3" office:value-type="float" office:value="11690" calcext:value-type="float">
            <text:p>11,690.00</text:p>
          </table:table-cell>
          <table:table-cell table:style-name="ce3" office:value-type="float" office:value="11585" calcext:value-type="float">
            <text:p>11,585.00</text:p>
          </table:table-cell>
          <table:table-cell table:style-name="ce3" office:value-type="float" office:value="11840" calcext:value-type="float">
            <text:p>11,840.00</text:p>
          </table:table-cell>
          <table:table-cell table:style-name="ce3" office:value-type="float" office:value="11585" calcext:value-type="float">
            <text:p>11,585.00</text:p>
          </table:table-cell>
          <table:table-cell table:style-name="ce4" office:value-type="percentage" office:value="0.0097" calcext:value-type="percentage">
            <text:p>0.9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9-01" calcext:value-type="date">
            <text:p>Sep <text:s/>2014</text:p>
          </table:table-cell>
          <table:table-cell table:style-name="ce3" office:value-type="float" office:value="12185" calcext:value-type="float">
            <text:p>12,185.00</text:p>
          </table:table-cell>
          <table:table-cell table:style-name="ce3" office:value-type="float" office:value="11700" calcext:value-type="float">
            <text:p>11,700.00</text:p>
          </table:table-cell>
          <table:table-cell table:style-name="ce3" office:value-type="float" office:value="12235" calcext:value-type="float">
            <text:p>12,235.00</text:p>
          </table:table-cell>
          <table:table-cell table:style-name="ce3" office:value-type="float" office:value="11695" calcext:value-type="float">
            <text:p>11,695.00</text:p>
          </table:table-cell>
          <table:table-cell table:style-name="ce4" office:value-type="percentage" office:value="0.0423" calcext:value-type="percentage">
            <text:p>4.2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10-01" calcext:value-type="date">
            <text:p>Oct <text:s/>2014</text:p>
          </table:table-cell>
          <table:table-cell table:style-name="ce3" office:value-type="float" office:value="12085" calcext:value-type="float">
            <text:p>12,085.00</text:p>
          </table:table-cell>
          <table:table-cell table:style-name="ce3" office:value-type="float" office:value="12170" calcext:value-type="float">
            <text:p>12,170.00</text:p>
          </table:table-cell>
          <table:table-cell table:style-name="ce3" office:value-type="float" office:value="12255" calcext:value-type="float">
            <text:p>12,255.00</text:p>
          </table:table-cell>
          <table:table-cell table:style-name="ce3" office:value-type="float" office:value="11955" calcext:value-type="float">
            <text:p>11,955.00</text:p>
          </table:table-cell>
          <table:table-cell table:style-name="ce4" office:value-type="percentage" office:value="-0.0082" calcext:value-type="percentage">
            <text:p>-0.8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11-01" calcext:value-type="date">
            <text:p>Nov <text:s/>2014</text:p>
          </table:table-cell>
          <table:table-cell table:style-name="ce3" office:value-type="float" office:value="12204" calcext:value-type="float">
            <text:p>12,204.00</text:p>
          </table:table-cell>
          <table:table-cell table:style-name="ce3" office:value-type="float" office:value="12105" calcext:value-type="float">
            <text:p>12,105.00</text:p>
          </table:table-cell>
          <table:table-cell table:style-name="ce3" office:value-type="float" office:value="12221" calcext:value-type="float">
            <text:p>12,221.00</text:p>
          </table:table-cell>
          <table:table-cell table:style-name="ce3" office:value-type="float" office:value="12080" calcext:value-type="float">
            <text:p>12,080.00</text:p>
          </table:table-cell>
          <table:table-cell table:style-name="ce4" office:value-type="percentage" office:value="0.0098" calcext:value-type="percentage">
            <text:p>0.9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12-01" calcext:value-type="date">
            <text:p>Dec <text:s/>2014</text:p>
          </table:table-cell>
          <table:table-cell table:style-name="ce3" office:value-type="float" office:value="12385" calcext:value-type="float">
            <text:p>12,385.00</text:p>
          </table:table-cell>
          <table:table-cell table:style-name="ce3" office:value-type="float" office:value="12225" calcext:value-type="float">
            <text:p>12,225.00</text:p>
          </table:table-cell>
          <table:table-cell table:style-name="ce3" office:value-type="float" office:value="12935" calcext:value-type="float">
            <text:p>12,935.00</text:p>
          </table:table-cell>
          <table:table-cell table:style-name="ce3" office:value-type="float" office:value="12225" calcext:value-type="float">
            <text:p>12,225.00</text:p>
          </table:table-cell>
          <table:table-cell table:style-name="ce4" office:value-type="percentage" office:value="0.0148" calcext:value-type="percentage">
            <text:p>1.4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01-01" calcext:value-type="date">
            <text:p>Jan <text:s/>2015</text:p>
          </table:table-cell>
          <table:table-cell table:style-name="ce3" office:value-type="float" office:value="12667.5" calcext:value-type="float">
            <text:p>12,667.50</text:p>
          </table:table-cell>
          <table:table-cell table:style-name="ce3" office:value-type="float" office:value="12402.5" calcext:value-type="float">
            <text:p>12,402.50</text:p>
          </table:table-cell>
          <table:table-cell table:style-name="ce3" office:value-type="float" office:value="12752.5" calcext:value-type="float">
            <text:p>12,752.50</text:p>
          </table:table-cell>
          <table:table-cell table:style-name="ce3" office:value-type="float" office:value="12402.5" calcext:value-type="float">
            <text:p>12,402.50</text:p>
          </table:table-cell>
          <table:table-cell table:style-name="ce4" office:value-type="percentage" office:value="0.0228" calcext:value-type="percentage">
            <text:p>2.2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02-01" calcext:value-type="date">
            <text:p>Feb <text:s/>2015</text:p>
          </table:table-cell>
          <table:table-cell table:style-name="ce3" office:value-type="float" office:value="12925" calcext:value-type="float">
            <text:p>12,925.00</text:p>
          </table:table-cell>
          <table:table-cell table:style-name="ce3" office:value-type="float" office:value="12685" calcext:value-type="float">
            <text:p>12,685.00</text:p>
          </table:table-cell>
          <table:table-cell table:style-name="ce3" office:value-type="float" office:value="12945" calcext:value-type="float">
            <text:p>12,945.00</text:p>
          </table:table-cell>
          <table:table-cell table:style-name="ce3" office:value-type="float" office:value="12585" calcext:value-type="float">
            <text:p>12,585.00</text:p>
          </table:table-cell>
          <table:table-cell table:style-name="ce4" office:value-type="percentage" office:value="0.0203" calcext:value-type="percentage">
            <text:p>2.0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03-01" calcext:value-type="date">
            <text:p>Mar <text:s/>2015</text:p>
          </table:table-cell>
          <table:table-cell table:style-name="ce3" office:value-type="float" office:value="13075" calcext:value-type="float">
            <text:p>13,075.00</text:p>
          </table:table-cell>
          <table:table-cell table:style-name="ce3" office:value-type="float" office:value="12955" calcext:value-type="float">
            <text:p>12,955.00</text:p>
          </table:table-cell>
          <table:table-cell table:style-name="ce3" office:value-type="float" office:value="13250" calcext:value-type="float">
            <text:p>13,250.00</text:p>
          </table:table-cell>
          <table:table-cell table:style-name="ce3" office:value-type="float" office:value="12900" calcext:value-type="float">
            <text:p>12,900.00</text:p>
          </table:table-cell>
          <table:table-cell table:style-name="ce4" office:value-type="percentage" office:value="0.0116" calcext:value-type="percentage">
            <text:p>1.1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04-01" calcext:value-type="date">
            <text:p>Apr <text:s/>2015</text:p>
          </table:table-cell>
          <table:table-cell table:style-name="ce3" office:value-type="float" office:value="12962.5" calcext:value-type="float">
            <text:p>12,962.50</text:p>
          </table:table-cell>
          <table:table-cell table:style-name="ce3" office:value-type="float" office:value="13057.5" calcext:value-type="float">
            <text:p>13,057.50</text:p>
          </table:table-cell>
          <table:table-cell table:style-name="ce3" office:value-type="float" office:value="13062.5" calcext:value-type="float">
            <text:p>13,062.50</text:p>
          </table:table-cell>
          <table:table-cell table:style-name="ce3" office:value-type="float" office:value="12802.5" calcext:value-type="float">
            <text:p>12,802.50</text:p>
          </table:table-cell>
          <table:table-cell table:style-name="ce4" office:value-type="percentage" office:value="-0.0086" calcext:value-type="percentage">
            <text:p>-0.8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05-01" calcext:value-type="date">
            <text:p>May <text:s/>2015</text:p>
          </table:table-cell>
          <table:table-cell table:style-name="ce3" office:value-type="float" office:value="13224" calcext:value-type="float">
            <text:p>13,224.00</text:p>
          </table:table-cell>
          <table:table-cell table:style-name="ce3" office:value-type="float" office:value="12971" calcext:value-type="float">
            <text:p>12,971.00</text:p>
          </table:table-cell>
          <table:table-cell table:style-name="ce3" office:value-type="float" office:value="13237" calcext:value-type="float">
            <text:p>13,237.00</text:p>
          </table:table-cell>
          <table:table-cell table:style-name="ce3" office:value-type="float" office:value="12970" calcext:value-type="float">
            <text:p>12,970.00</text:p>
          </table:table-cell>
          <table:table-cell table:style-name="ce4" office:value-type="percentage" office:value="0.0202" calcext:value-type="percentage">
            <text:p>2.0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06-01" calcext:value-type="date">
            <text:p>Jun <text:s/>2015</text:p>
          </table:table-cell>
          <table:table-cell table:style-name="ce3" office:value-type="float" office:value="13332.5" calcext:value-type="float">
            <text:p>13,332.50</text:p>
          </table:table-cell>
          <table:table-cell table:style-name="ce3" office:value-type="float" office:value="13202.5" calcext:value-type="float">
            <text:p>13,202.50</text:p>
          </table:table-cell>
          <table:table-cell table:style-name="ce3" office:value-type="float" office:value="13386.5" calcext:value-type="float">
            <text:p>13,386.50</text:p>
          </table:table-cell>
          <table:table-cell table:style-name="ce3" office:value-type="float" office:value="13191.5" calcext:value-type="float">
            <text:p>13,191.50</text:p>
          </table:table-cell>
          <table:table-cell table:style-name="ce4" office:value-type="percentage" office:value="0.0082" calcext:value-type="percentage">
            <text:p>0.8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07-01" calcext:value-type="date">
            <text:p>Jul <text:s/>2015</text:p>
          </table:table-cell>
          <table:table-cell table:style-name="ce3" office:value-type="float" office:value="13527.5" calcext:value-type="float">
            <text:p>13,527.50</text:p>
          </table:table-cell>
          <table:table-cell table:style-name="ce3" office:value-type="float" office:value="13342.5" calcext:value-type="float">
            <text:p>13,342.50</text:p>
          </table:table-cell>
          <table:table-cell table:style-name="ce3" office:value-type="float" office:value="13527.5" calcext:value-type="float">
            <text:p>13,527.50</text:p>
          </table:table-cell>
          <table:table-cell table:style-name="ce3" office:value-type="float" office:value="13277.5" calcext:value-type="float">
            <text:p>13,277.50</text:p>
          </table:table-cell>
          <table:table-cell table:style-name="ce4" office:value-type="percentage" office:value="0.0146" calcext:value-type="percentage">
            <text:p>1.4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08-01" calcext:value-type="date">
            <text:p>Aug <text:s/>2015</text:p>
          </table:table-cell>
          <table:table-cell table:style-name="ce3" office:value-type="float" office:value="14050" calcext:value-type="float">
            <text:p>14,050.00</text:p>
          </table:table-cell>
          <table:table-cell table:style-name="ce3" office:value-type="float" office:value="13495" calcext:value-type="float">
            <text:p>13,495.00</text:p>
          </table:table-cell>
          <table:table-cell table:style-name="ce3" office:value-type="float" office:value="14140" calcext:value-type="float">
            <text:p>14,140.00</text:p>
          </table:table-cell>
          <table:table-cell table:style-name="ce3" office:value-type="float" office:value="13474" calcext:value-type="float">
            <text:p>13,474.00</text:p>
          </table:table-cell>
          <table:table-cell table:style-name="ce4" office:value-type="percentage" office:value="0.0386" calcext:value-type="percentage">
            <text:p>3.8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09-01" calcext:value-type="date">
            <text:p>Sep <text:s/>2015</text:p>
          </table:table-cell>
          <table:table-cell table:style-name="ce3" office:value-type="float" office:value="14650" calcext:value-type="float">
            <text:p>14,650.00</text:p>
          </table:table-cell>
          <table:table-cell table:style-name="ce3" office:value-type="float" office:value="14050" calcext:value-type="float">
            <text:p>14,050.00</text:p>
          </table:table-cell>
          <table:table-cell table:style-name="ce3" office:value-type="float" office:value="14735" calcext:value-type="float">
            <text:p>14,735.00</text:p>
          </table:table-cell>
          <table:table-cell table:style-name="ce3" office:value-type="float" office:value="14045" calcext:value-type="float">
            <text:p>14,045.00</text:p>
          </table:table-cell>
          <table:table-cell table:style-name="ce4" office:value-type="percentage" office:value="0.0427" calcext:value-type="percentage">
            <text:p>4.2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10-01" calcext:value-type="date">
            <text:p>Oct <text:s/>2015</text:p>
          </table:table-cell>
          <table:table-cell table:style-name="ce3" office:value-type="float" office:value="13687.5" calcext:value-type="float">
            <text:p>13,687.50</text:p>
          </table:table-cell>
          <table:table-cell table:style-name="ce3" office:value-type="float" office:value="14632.5" calcext:value-type="float">
            <text:p>14,632.50</text:p>
          </table:table-cell>
          <table:table-cell table:style-name="ce3" office:value-type="float" office:value="14717.5" calcext:value-type="float">
            <text:p>14,717.50</text:p>
          </table:table-cell>
          <table:table-cell table:style-name="ce3" office:value-type="float" office:value="13212.5" calcext:value-type="float">
            <text:p>13,212.50</text:p>
          </table:table-cell>
          <table:table-cell table:style-name="ce4" office:value-type="percentage" office:value="-0.0657" calcext:value-type="percentage">
            <text:p>-6.5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11-01" calcext:value-type="date">
            <text:p>Nov <text:s/>2015</text:p>
          </table:table-cell>
          <table:table-cell table:style-name="ce3" office:value-type="float" office:value="13835" calcext:value-type="float">
            <text:p>13,835.00</text:p>
          </table:table-cell>
          <table:table-cell table:style-name="ce3" office:value-type="float" office:value="13655" calcext:value-type="float">
            <text:p>13,655.00</text:p>
          </table:table-cell>
          <table:table-cell table:style-name="ce3" office:value-type="float" office:value="13850" calcext:value-type="float">
            <text:p>13,850.00</text:p>
          </table:table-cell>
          <table:table-cell table:style-name="ce3" office:value-type="float" office:value="13425" calcext:value-type="float">
            <text:p>13,425.00</text:p>
          </table:table-cell>
          <table:table-cell table:style-name="ce4" office:value-type="percentage" office:value="0.0108" calcext:value-type="percentage">
            <text:p>1.0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12-01" calcext:value-type="date">
            <text:p>Dec <text:s/>2015</text:p>
          </table:table-cell>
          <table:table-cell table:style-name="ce3" office:value-type="float" office:value="13787.5" calcext:value-type="float">
            <text:p>13,787.50</text:p>
          </table:table-cell>
          <table:table-cell table:style-name="ce3" office:value-type="float" office:value="13827.5" calcext:value-type="float">
            <text:p>13,827.50</text:p>
          </table:table-cell>
          <table:table-cell table:style-name="ce3" office:value-type="float" office:value="14092.5" calcext:value-type="float">
            <text:p>14,092.50</text:p>
          </table:table-cell>
          <table:table-cell table:style-name="ce3" office:value-type="float" office:value="13532.5" calcext:value-type="float">
            <text:p>13,532.50</text:p>
          </table:table-cell>
          <table:table-cell table:style-name="ce4" office:value-type="percentage" office:value="-0.0034" calcext:value-type="percentage">
            <text:p>-0.3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1-01" calcext:value-type="date">
            <text:p>Jan <text:s/>2016</text:p>
          </table:table-cell>
          <table:table-cell table:style-name="ce3" office:value-type="float" office:value="13775" calcext:value-type="float">
            <text:p>13,775.00</text:p>
          </table:table-cell>
          <table:table-cell table:style-name="ce3" office:value-type="float" office:value="13805" calcext:value-type="float">
            <text:p>13,805.00</text:p>
          </table:table-cell>
          <table:table-cell table:style-name="ce3" office:value-type="float" office:value="13980" calcext:value-type="float">
            <text:p>13,980.00</text:p>
          </table:table-cell>
          <table:table-cell table:style-name="ce3" office:value-type="float" office:value="13755" calcext:value-type="float">
            <text:p>13,755.00</text:p>
          </table:table-cell>
          <table:table-cell table:style-name="ce4" office:value-type="percentage" office:value="-0.0009" calcext:value-type="percentage">
            <text:p>-0.0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2-01" calcext:value-type="date">
            <text:p>Feb <text:s/>2016</text:p>
          </table:table-cell>
          <table:table-cell table:style-name="ce3" office:value-type="float" office:value="13372" calcext:value-type="float">
            <text:p>13,372.00</text:p>
          </table:table-cell>
          <table:table-cell table:style-name="ce3" office:value-type="float" office:value="13755" calcext:value-type="float">
            <text:p>13,755.00</text:p>
          </table:table-cell>
          <table:table-cell table:style-name="ce3" office:value-type="float" office:value="13825" calcext:value-type="float">
            <text:p>13,825.00</text:p>
          </table:table-cell>
          <table:table-cell table:style-name="ce3" office:value-type="float" office:value="13295" calcext:value-type="float">
            <text:p>13,295.00</text:p>
          </table:table-cell>
          <table:table-cell table:style-name="ce4" office:value-type="percentage" office:value="-0.0293" calcext:value-type="percentage">
            <text:p>-2.9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3-01" calcext:value-type="date">
            <text:p>Mar <text:s/>2016</text:p>
          </table:table-cell>
          <table:table-cell table:style-name="ce3" office:value-type="float" office:value="13260" calcext:value-type="float">
            <text:p>13,260.00</text:p>
          </table:table-cell>
          <table:table-cell table:style-name="ce3" office:value-type="float" office:value="13330" calcext:value-type="float">
            <text:p>13,330.00</text:p>
          </table:table-cell>
          <table:table-cell table:style-name="ce3" office:value-type="float" office:value="13435" calcext:value-type="float">
            <text:p>13,435.00</text:p>
          </table:table-cell>
          <table:table-cell table:style-name="ce3" office:value-type="float" office:value="12955" calcext:value-type="float">
            <text:p>12,955.00</text:p>
          </table:table-cell>
          <table:table-cell table:style-name="ce4" office:value-type="percentage" office:value="-0.0084" calcext:value-type="percentage">
            <text:p>-0.8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4-01" calcext:value-type="date">
            <text:p>Apr <text:s/>2016</text:p>
          </table:table-cell>
          <table:table-cell table:style-name="ce3" office:value-type="float" office:value="13185" calcext:value-type="float">
            <text:p>13,185.00</text:p>
          </table:table-cell>
          <table:table-cell table:style-name="ce3" office:value-type="float" office:value="13175" calcext:value-type="float">
            <text:p>13,175.00</text:p>
          </table:table-cell>
          <table:table-cell table:style-name="ce3" office:value-type="float" office:value="13250" calcext:value-type="float">
            <text:p>13,250.00</text:p>
          </table:table-cell>
          <table:table-cell table:style-name="ce3" office:value-type="float" office:value="13085" calcext:value-type="float">
            <text:p>13,085.00</text:p>
          </table:table-cell>
          <table:table-cell table:style-name="ce4" office:value-type="percentage" office:value="-0.0057" calcext:value-type="percentage">
            <text:p>-0.5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5-01" calcext:value-type="date">
            <text:p>May <text:s/>2016</text:p>
          </table:table-cell>
          <table:table-cell table:style-name="ce3" office:value-type="float" office:value="13660" calcext:value-type="float">
            <text:p>13,660.00</text:p>
          </table:table-cell>
          <table:table-cell table:style-name="ce3" office:value-type="float" office:value="13175" calcext:value-type="float">
            <text:p>13,175.00</text:p>
          </table:table-cell>
          <table:table-cell table:style-name="ce3" office:value-type="float" office:value="13695" calcext:value-type="float">
            <text:p>13,695.00</text:p>
          </table:table-cell>
          <table:table-cell table:style-name="ce3" office:value-type="float" office:value="13135" calcext:value-type="float">
            <text:p>13,135.00</text:p>
          </table:table-cell>
          <table:table-cell table:style-name="ce4" office:value-type="percentage" office:value="0.036" calcext:value-type="percentage">
            <text:p>3.60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6-01" calcext:value-type="date">
            <text:p>Jun <text:s/>2016</text:p>
          </table:table-cell>
          <table:table-cell table:style-name="ce3" office:value-type="float" office:value="13212.5" calcext:value-type="float">
            <text:p>13,212.50</text:p>
          </table:table-cell>
          <table:table-cell table:style-name="ce3" office:value-type="float" office:value="13652.5" calcext:value-type="float">
            <text:p>13,652.50</text:p>
          </table:table-cell>
          <table:table-cell table:style-name="ce3" office:value-type="float" office:value="13700.5" calcext:value-type="float">
            <text:p>13,700.50</text:p>
          </table:table-cell>
          <table:table-cell table:style-name="ce3" office:value-type="float" office:value="13132.5" calcext:value-type="float">
            <text:p>13,132.50</text:p>
          </table:table-cell>
          <table:table-cell table:style-name="ce4" office:value-type="percentage" office:value="-0.0328" calcext:value-type="percentage">
            <text:p>-3.2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7-01" calcext:value-type="date">
            <text:p>Jul <text:s/>2016</text:p>
          </table:table-cell>
          <table:table-cell table:style-name="ce3" office:value-type="float" office:value="13098.5" calcext:value-type="float">
            <text:p>13,098.50</text:p>
          </table:table-cell>
          <table:table-cell table:style-name="ce3" office:value-type="float" office:value="13156.5" calcext:value-type="float">
            <text:p>13,156.50</text:p>
          </table:table-cell>
          <table:table-cell table:style-name="ce3" office:value-type="float" office:value="13181.5" calcext:value-type="float">
            <text:p>13,181.50</text:p>
          </table:table-cell>
          <table:table-cell table:style-name="ce3" office:value-type="float" office:value="13061.5" calcext:value-type="float">
            <text:p>13,061.50</text:p>
          </table:table-cell>
          <table:table-cell table:style-name="ce4" office:value-type="percentage" office:value="-0.0086" calcext:value-type="percentage">
            <text:p>-0.8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8-01" calcext:value-type="date">
            <text:p>Aug <text:s/>2016</text:p>
          </table:table-cell>
          <table:table-cell table:style-name="ce3" office:value-type="float" office:value="13267.5" calcext:value-type="float">
            <text:p>13,267.50</text:p>
          </table:table-cell>
          <table:table-cell table:style-name="ce3" office:value-type="float" office:value="13082.5" calcext:value-type="float">
            <text:p>13,082.50</text:p>
          </table:table-cell>
          <table:table-cell table:style-name="ce3" office:value-type="float" office:value="13308.5" calcext:value-type="float">
            <text:p>13,308.50</text:p>
          </table:table-cell>
          <table:table-cell table:style-name="ce3" office:value-type="float" office:value="13062.5" calcext:value-type="float">
            <text:p>13,062.50</text:p>
          </table:table-cell>
          <table:table-cell table:style-name="ce4" office:value-type="percentage" office:value="0.0129" calcext:value-type="percentage">
            <text:p>1.2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9-01" calcext:value-type="date">
            <text:p>Sep <text:s/>2016</text:p>
          </table:table-cell>
          <table:table-cell table:style-name="ce3" office:value-type="float" office:value="13051" calcext:value-type="float">
            <text:p>13,051.00</text:p>
          </table:table-cell>
          <table:table-cell table:style-name="ce3" office:value-type="float" office:value="13264" calcext:value-type="float">
            <text:p>13,264.00</text:p>
          </table:table-cell>
          <table:table-cell table:style-name="ce3" office:value-type="float" office:value="13282" calcext:value-type="float">
            <text:p>13,282.00</text:p>
          </table:table-cell>
          <table:table-cell table:style-name="ce3" office:value-type="float" office:value="12919" calcext:value-type="float">
            <text:p>12,919.00</text:p>
          </table:table-cell>
          <table:table-cell table:style-name="ce4" office:value-type="percentage" office:value="-0.0163" calcext:value-type="percentage">
            <text:p>-1.6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10-01" calcext:value-type="date">
            <text:p>Oct <text:s/>2016</text:p>
          </table:table-cell>
          <table:table-cell table:style-name="ce3" office:value-type="float" office:value="13048" calcext:value-type="float">
            <text:p>13,048.00</text:p>
          </table:table-cell>
          <table:table-cell table:style-name="ce3" office:value-type="float" office:value="13021" calcext:value-type="float">
            <text:p>13,021.00</text:p>
          </table:table-cell>
          <table:table-cell table:style-name="ce3" office:value-type="float" office:value="13076" calcext:value-type="float">
            <text:p>13,076.00</text:p>
          </table:table-cell>
          <table:table-cell table:style-name="ce3" office:value-type="float" office:value="12951" calcext:value-type="float">
            <text:p>12,951.00</text:p>
          </table:table-cell>
          <table:table-cell table:style-name="ce4" office:value-type="percentage" office:value="-0.0002" calcext:value-type="percentage">
            <text:p>-0.0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11-01" calcext:value-type="date">
            <text:p>Nov <text:s/>2016</text:p>
          </table:table-cell>
          <table:table-cell table:style-name="ce3" office:value-type="float" office:value="13552.5" calcext:value-type="float">
            <text:p>13,552.50</text:p>
          </table:table-cell>
          <table:table-cell table:style-name="ce3" office:value-type="float" office:value="13027.5" calcext:value-type="float">
            <text:p>13,027.50</text:p>
          </table:table-cell>
          <table:table-cell table:style-name="ce3" office:value-type="float" office:value="13577.5" calcext:value-type="float">
            <text:p>13,577.50</text:p>
          </table:table-cell>
          <table:table-cell table:style-name="ce3" office:value-type="float" office:value="13027.5" calcext:value-type="float">
            <text:p>13,027.50</text:p>
          </table:table-cell>
          <table:table-cell table:style-name="ce4" office:value-type="percentage" office:value="0.0387" calcext:value-type="percentage">
            <text:p>3.8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12-01" calcext:value-type="date">
            <text:p>Dec <text:s/>2016</text:p>
          </table:table-cell>
          <table:table-cell table:style-name="ce3" office:value-type="float" office:value="13472.5" calcext:value-type="float">
            <text:p>13,472.50</text:p>
          </table:table-cell>
          <table:table-cell table:style-name="ce3" office:value-type="float" office:value="13572.5" calcext:value-type="float">
            <text:p>13,572.50</text:p>
          </table:table-cell>
          <table:table-cell table:style-name="ce3" office:value-type="float" office:value="13587.5" calcext:value-type="float">
            <text:p>13,587.50</text:p>
          </table:table-cell>
          <table:table-cell table:style-name="ce3" office:value-type="float" office:value="13272.5" calcext:value-type="float">
            <text:p>13,272.50</text:p>
          </table:table-cell>
          <table:table-cell table:style-name="ce4" office:value-type="percentage" office:value="-0.0059" calcext:value-type="percentage">
            <text:p>-0.5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1-01" calcext:value-type="date">
            <text:p>Jan <text:s/>2017</text:p>
          </table:table-cell>
          <table:table-cell table:style-name="ce3" office:value-type="float" office:value="13352" calcext:value-type="float">
            <text:p>13,352.00</text:p>
          </table:table-cell>
          <table:table-cell table:style-name="ce3" office:value-type="float" office:value="13465" calcext:value-type="float">
            <text:p>13,465.00</text:p>
          </table:table-cell>
          <table:table-cell table:style-name="ce3" office:value-type="float" office:value="13490" calcext:value-type="float">
            <text:p>13,490.00</text:p>
          </table:table-cell>
          <table:table-cell table:style-name="ce3" office:value-type="float" office:value="13265" calcext:value-type="float">
            <text:p>13,265.00</text:p>
          </table:table-cell>
          <table:table-cell table:style-name="ce4" office:value-type="percentage" office:value="-0.0089" calcext:value-type="percentage">
            <text:p>-0.89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2-01" calcext:value-type="date">
            <text:p>Feb <text:s/>2017</text:p>
          </table:table-cell>
          <table:table-cell table:style-name="ce3" office:value-type="float" office:value="13336" calcext:value-type="float">
            <text:p>13,336.00</text:p>
          </table:table-cell>
          <table:table-cell table:style-name="ce3" office:value-type="float" office:value="13345" calcext:value-type="float">
            <text:p>13,345.00</text:p>
          </table:table-cell>
          <table:table-cell table:style-name="ce3" office:value-type="float" office:value="13390" calcext:value-type="float">
            <text:p>13,390.00</text:p>
          </table:table-cell>
          <table:table-cell table:style-name="ce3" office:value-type="float" office:value="13285" calcext:value-type="float">
            <text:p>13,285.00</text:p>
          </table:table-cell>
          <table:table-cell table:style-name="ce4" office:value-type="percentage" office:value="-0.0012" calcext:value-type="percentage">
            <text:p>-0.1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3-01" calcext:value-type="date">
            <text:p>Mar <text:s/>2017</text:p>
          </table:table-cell>
          <table:table-cell table:style-name="ce3" office:value-type="float" office:value="13325.5" calcext:value-type="float">
            <text:p>13,325.50</text:p>
          </table:table-cell>
          <table:table-cell table:style-name="ce3" office:value-type="float" office:value="13357.5" calcext:value-type="float">
            <text:p>13,357.50</text:p>
          </table:table-cell>
          <table:table-cell table:style-name="ce3" office:value-type="float" office:value="13397.5" calcext:value-type="float">
            <text:p>13,397.50</text:p>
          </table:table-cell>
          <table:table-cell table:style-name="ce3" office:value-type="float" office:value="13297.5" calcext:value-type="float">
            <text:p>13,297.50</text:p>
          </table:table-cell>
          <table:table-cell table:style-name="ce4" office:value-type="percentage" office:value="-0.0008" calcext:value-type="percentage">
            <text:p>-0.0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4-01" calcext:value-type="date">
            <text:p>Apr <text:s/>2017</text:p>
          </table:table-cell>
          <table:table-cell table:style-name="ce3" office:value-type="float" office:value="13329" calcext:value-type="float">
            <text:p>13,329.00</text:p>
          </table:table-cell>
          <table:table-cell table:style-name="ce3" office:value-type="float" office:value="13317" calcext:value-type="float">
            <text:p>13,317.00</text:p>
          </table:table-cell>
          <table:table-cell table:style-name="ce3" office:value-type="float" office:value="13347" calcext:value-type="float">
            <text:p>13,347.00</text:p>
          </table:table-cell>
          <table:table-cell table:style-name="ce3" office:value-type="float" office:value="13247" calcext:value-type="float">
            <text:p>13,247.00</text:p>
          </table:table-cell>
          <table:table-cell table:style-name="ce4" office:value-type="percentage" office:value="0.0003" calcext:value-type="percentage">
            <text:p>0.0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5-01" calcext:value-type="date">
            <text:p>May <text:s/>2017</text:p>
          </table:table-cell>
          <table:table-cell table:style-name="ce3" office:value-type="float" office:value="13322.5" calcext:value-type="float">
            <text:p>13,322.50</text:p>
          </table:table-cell>
          <table:table-cell table:style-name="ce3" office:value-type="float" office:value="13326.5" calcext:value-type="float">
            <text:p>13,326.50</text:p>
          </table:table-cell>
          <table:table-cell table:style-name="ce3" office:value-type="float" office:value="13416.5" calcext:value-type="float">
            <text:p>13,416.50</text:p>
          </table:table-cell>
          <table:table-cell table:style-name="ce3" office:value-type="float" office:value="13281.5" calcext:value-type="float">
            <text:p>13,281.50</text:p>
          </table:table-cell>
          <table:table-cell table:style-name="ce4" office:value-type="percentage" office:value="-0.0005" calcext:value-type="percentage">
            <text:p>-0.0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6-01" calcext:value-type="date">
            <text:p>Jun <text:s/>2017</text:p>
          </table:table-cell>
          <table:table-cell table:style-name="ce3" office:value-type="float" office:value="13327.5" calcext:value-type="float">
            <text:p>13,327.50</text:p>
          </table:table-cell>
          <table:table-cell table:style-name="ce3" office:value-type="float" office:value="13302.5" calcext:value-type="float">
            <text:p>13,302.50</text:p>
          </table:table-cell>
          <table:table-cell table:style-name="ce3" office:value-type="float" office:value="13327.5" calcext:value-type="float">
            <text:p>13,327.50</text:p>
          </table:table-cell>
          <table:table-cell table:style-name="ce3" office:value-type="float" office:value="13272.5" calcext:value-type="float">
            <text:p>13,272.50</text:p>
          </table:table-cell>
          <table:table-cell table:style-name="ce4" office:value-type="percentage" office:value="0.0004" calcext:value-type="percentage">
            <text:p>0.0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7-01" calcext:value-type="date">
            <text:p>Jul <text:s/>2017</text:p>
          </table:table-cell>
          <table:table-cell table:style-name="ce3" office:value-type="float" office:value="13325" calcext:value-type="float">
            <text:p>13,325.00</text:p>
          </table:table-cell>
          <table:table-cell table:style-name="ce3" office:value-type="float" office:value="13301" calcext:value-type="float">
            <text:p>13,301.00</text:p>
          </table:table-cell>
          <table:table-cell table:style-name="ce3" office:value-type="float" office:value="13411" calcext:value-type="float">
            <text:p>13,411.00</text:p>
          </table:table-cell>
          <table:table-cell table:style-name="ce3" office:value-type="float" office:value="13296" calcext:value-type="float">
            <text:p>13,296.00</text:p>
          </table:table-cell>
          <table:table-cell table:style-name="ce4" office:value-type="percentage" office:value="-0.0002" calcext:value-type="percentage">
            <text:p>-0.0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8-01" calcext:value-type="date">
            <text:p>Aug <text:s/>2017</text:p>
          </table:table-cell>
          <table:table-cell table:style-name="ce3" office:value-type="float" office:value="13343" calcext:value-type="float">
            <text:p>13,343.00</text:p>
          </table:table-cell>
          <table:table-cell table:style-name="ce3" office:value-type="float" office:value="13316" calcext:value-type="float">
            <text:p>13,316.00</text:p>
          </table:table-cell>
          <table:table-cell table:style-name="ce3" office:value-type="float" office:value="13381" calcext:value-type="float">
            <text:p>13,381.00</text:p>
          </table:table-cell>
          <table:table-cell table:style-name="ce3" office:value-type="float" office:value="13301" calcext:value-type="float">
            <text:p>13,301.00</text:p>
          </table:table-cell>
          <table:table-cell table:style-name="ce4" office:value-type="percentage" office:value="0.0014" calcext:value-type="percentage">
            <text:p>0.14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9-01" calcext:value-type="date">
            <text:p>Sep <text:s/>2017</text:p>
          </table:table-cell>
          <table:table-cell table:style-name="ce3" office:value-type="float" office:value="13471.5" calcext:value-type="float">
            <text:p>13,471.50</text:p>
          </table:table-cell>
          <table:table-cell table:style-name="ce3" office:value-type="float" office:value="13341.5" calcext:value-type="float">
            <text:p>13,341.50</text:p>
          </table:table-cell>
          <table:table-cell table:style-name="ce3" office:value-type="float" office:value="13551.5" calcext:value-type="float">
            <text:p>13,551.50</text:p>
          </table:table-cell>
          <table:table-cell table:style-name="ce3" office:value-type="float" office:value="13136.5" calcext:value-type="float">
            <text:p>13,136.50</text:p>
          </table:table-cell>
          <table:table-cell table:style-name="ce4" office:value-type="percentage" office:value="0.0096" calcext:value-type="percentage">
            <text:p>0.9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1" calcext:value-type="date">
            <text:p>Oct <text:s/>2017</text:p>
          </table:table-cell>
          <table:table-cell table:style-name="ce3" office:value-type="float" office:value="13562.5" calcext:value-type="float">
            <text:p>13,562.50</text:p>
          </table:table-cell>
          <table:table-cell table:style-name="ce3" office:value-type="float" office:value="13477.5" calcext:value-type="float">
            <text:p>13,477.50</text:p>
          </table:table-cell>
          <table:table-cell table:style-name="ce3" office:value-type="float" office:value="13642.5" calcext:value-type="float">
            <text:p>13,642.50</text:p>
          </table:table-cell>
          <table:table-cell table:style-name="ce3" office:value-type="float" office:value="13457.5" calcext:value-type="float">
            <text:p>13,457.50</text:p>
          </table:table-cell>
          <table:table-cell table:style-name="ce4" office:value-type="percentage" office:value="0.0068" calcext:value-type="percentage">
            <text:p>0.68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1-01" calcext:value-type="date">
            <text:p>Nov <text:s/>2017</text:p>
          </table:table-cell>
          <table:table-cell table:style-name="ce3" office:value-type="float" office:value="13526" calcext:value-type="float">
            <text:p>13,526.00</text:p>
          </table:table-cell>
          <table:table-cell table:style-name="ce3" office:value-type="float" office:value="13582" calcext:value-type="float">
            <text:p>13,582.00</text:p>
          </table:table-cell>
          <table:table-cell table:style-name="ce3" office:value-type="float" office:value="13597" calcext:value-type="float">
            <text:p>13,597.00</text:p>
          </table:table-cell>
          <table:table-cell table:style-name="ce3" office:value-type="float" office:value="13467" calcext:value-type="float">
            <text:p>13,467.00</text:p>
          </table:table-cell>
          <table:table-cell table:style-name="ce4" office:value-type="percentage" office:value="-0.0027" calcext:value-type="percentage">
            <text:p>-0.2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2-01" calcext:value-type="date">
            <text:p>Dec <text:s/>2017</text:p>
          </table:table-cell>
          <table:table-cell table:style-name="ce3" office:value-type="float" office:value="13567.5" calcext:value-type="float">
            <text:p>13,567.50</text:p>
          </table:table-cell>
          <table:table-cell table:style-name="ce3" office:value-type="float" office:value="13532.5" calcext:value-type="float">
            <text:p>13,532.50</text:p>
          </table:table-cell>
          <table:table-cell table:style-name="ce3" office:value-type="float" office:value="13593.5" calcext:value-type="float">
            <text:p>13,593.50</text:p>
          </table:table-cell>
          <table:table-cell table:style-name="ce3" office:value-type="float" office:value="13512.5" calcext:value-type="float">
            <text:p>13,512.50</text:p>
          </table:table-cell>
          <table:table-cell table:style-name="ce4" office:value-type="percentage" office:value="0.0031" calcext:value-type="percentage">
            <text:p>0.31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01-01" calcext:value-type="date">
            <text:p>Jan <text:s/>2018</text:p>
          </table:table-cell>
          <table:table-cell table:style-name="ce3" office:value-type="float" office:value="13388.5" calcext:value-type="float">
            <text:p>13,388.50</text:p>
          </table:table-cell>
          <table:table-cell table:style-name="ce3" office:value-type="float" office:value="13536.5" calcext:value-type="float">
            <text:p>13,536.50</text:p>
          </table:table-cell>
          <table:table-cell table:style-name="ce3" office:value-type="float" office:value="13554.5" calcext:value-type="float">
            <text:p>13,554.50</text:p>
          </table:table-cell>
          <table:table-cell table:style-name="ce3" office:value-type="float" office:value="13266.5" calcext:value-type="float">
            <text:p>13,266.50</text:p>
          </table:table-cell>
          <table:table-cell table:style-name="ce4" office:value-type="percentage" office:value="-0.0132" calcext:value-type="percentage">
            <text:p>-1.3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02-01" calcext:value-type="date">
            <text:p>Feb <text:s/>2018</text:p>
          </table:table-cell>
          <table:table-cell table:style-name="ce3" office:value-type="float" office:value="13745" calcext:value-type="float">
            <text:p>13,745.00</text:p>
          </table:table-cell>
          <table:table-cell table:style-name="ce3" office:value-type="float" office:value="13390" calcext:value-type="float">
            <text:p>13,390.00</text:p>
          </table:table-cell>
          <table:table-cell table:style-name="ce3" office:value-type="float" office:value="13755" calcext:value-type="float">
            <text:p>13,755.00</text:p>
          </table:table-cell>
          <table:table-cell table:style-name="ce3" office:value-type="float" office:value="13390" calcext:value-type="float">
            <text:p>13,390.00</text:p>
          </table:table-cell>
          <table:table-cell table:style-name="ce4" office:value-type="percentage" office:value="0.0266" calcext:value-type="percentage">
            <text:p>2.6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03-01" calcext:value-type="date">
            <text:p>Mar <text:s/>2018</text:p>
          </table:table-cell>
          <table:table-cell table:style-name="ce3" office:value-type="float" office:value="13765" calcext:value-type="float">
            <text:p>13,765.00</text:p>
          </table:table-cell>
          <table:table-cell table:style-name="ce3" office:value-type="float" office:value="13785" calcext:value-type="float">
            <text:p>13,785.00</text:p>
          </table:table-cell>
          <table:table-cell table:style-name="ce3" office:value-type="float" office:value="13805" calcext:value-type="float">
            <text:p>13,805.00</text:p>
          </table:table-cell>
          <table:table-cell table:style-name="ce3" office:value-type="float" office:value="13700" calcext:value-type="float">
            <text:p>13,700.00</text:p>
          </table:table-cell>
          <table:table-cell table:style-name="ce4" office:value-type="percentage" office:value="0.0015" calcext:value-type="percentage">
            <text:p>0.1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04-01" calcext:value-type="date">
            <text:p>Apr <text:s/>2018</text:p>
          </table:table-cell>
          <table:table-cell table:style-name="ce3" office:value-type="float" office:value="13912.5" calcext:value-type="float">
            <text:p>13,912.50</text:p>
          </table:table-cell>
          <table:table-cell table:style-name="ce3" office:value-type="float" office:value="13742.5" calcext:value-type="float">
            <text:p>13,742.50</text:p>
          </table:table-cell>
          <table:table-cell table:style-name="ce3" office:value-type="float" office:value="13932.5" calcext:value-type="float">
            <text:p>13,932.50</text:p>
          </table:table-cell>
          <table:table-cell table:style-name="ce3" office:value-type="float" office:value="13737.5" calcext:value-type="float">
            <text:p>13,737.50</text:p>
          </table:table-cell>
          <table:table-cell table:style-name="ce4" office:value-type="percentage" office:value="0.0107" calcext:value-type="percentage">
            <text:p>1.07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05-01" calcext:value-type="date">
            <text:p>May <text:s/>2018</text:p>
          </table:table-cell>
          <table:table-cell table:style-name="ce3" office:value-type="float" office:value="13895" calcext:value-type="float">
            <text:p>13,895.00</text:p>
          </table:table-cell>
          <table:table-cell table:style-name="ce3" office:value-type="float" office:value="13920" calcext:value-type="float">
            <text:p>13,920.00</text:p>
          </table:table-cell>
          <table:table-cell table:style-name="ce3" office:value-type="float" office:value="14215" calcext:value-type="float">
            <text:p>14,215.00</text:p>
          </table:table-cell>
          <table:table-cell table:style-name="ce3" office:value-type="float" office:value="13875" calcext:value-type="float">
            <text:p>13,875.00</text:p>
          </table:table-cell>
          <table:table-cell table:style-name="ce4" office:value-type="percentage" office:value="-0.0013" calcext:value-type="percentage">
            <text:p>-0.1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06-01" calcext:value-type="date">
            <text:p>Jun <text:s/>2018</text:p>
          </table:table-cell>
          <table:table-cell table:style-name="ce3" office:value-type="float" office:value="14330" calcext:value-type="float">
            <text:p>14,330.00</text:p>
          </table:table-cell>
          <table:table-cell table:style-name="ce3" office:value-type="float" office:value="13855" calcext:value-type="float">
            <text:p>13,855.00</text:p>
          </table:table-cell>
          <table:table-cell table:style-name="ce3" office:value-type="float" office:value="14415" calcext:value-type="float">
            <text:p>14,415.00</text:p>
          </table:table-cell>
          <table:table-cell table:style-name="ce3" office:value-type="float" office:value="13835" calcext:value-type="float">
            <text:p>13,835.00</text:p>
          </table:table-cell>
          <table:table-cell table:style-name="ce4" office:value-type="percentage" office:value="0.0313" calcext:value-type="percentage">
            <text:p>3.1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07-01" calcext:value-type="date">
            <text:p>Jul <text:s/>2018</text:p>
          </table:table-cell>
          <table:table-cell table:style-name="ce3" office:value-type="float" office:value="14420" calcext:value-type="float">
            <text:p>14,420.00</text:p>
          </table:table-cell>
          <table:table-cell table:style-name="ce3" office:value-type="float" office:value="14255" calcext:value-type="float">
            <text:p>14,255.00</text:p>
          </table:table-cell>
          <table:table-cell table:style-name="ce3" office:value-type="float" office:value="14565" calcext:value-type="float">
            <text:p>14,565.00</text:p>
          </table:table-cell>
          <table:table-cell table:style-name="ce3" office:value-type="float" office:value="14255" calcext:value-type="float">
            <text:p>14,255.00</text:p>
          </table:table-cell>
          <table:table-cell table:style-name="ce4" office:value-type="percentage" office:value="0.0063" calcext:value-type="percentage">
            <text:p>0.63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08-01" calcext:value-type="date">
            <text:p>Aug <text:s/>2018</text:p>
          </table:table-cell>
          <table:table-cell table:style-name="ce3" office:value-type="float" office:value="14730" calcext:value-type="float">
            <text:p>14,730.00</text:p>
          </table:table-cell>
          <table:table-cell table:style-name="ce3" office:value-type="float" office:value="14430" calcext:value-type="float">
            <text:p>14,430.00</text:p>
          </table:table-cell>
          <table:table-cell table:style-name="ce3" office:value-type="float" office:value="14735" calcext:value-type="float">
            <text:p>14,735.00</text:p>
          </table:table-cell>
          <table:table-cell table:style-name="ce3" office:value-type="float" office:value="14395" calcext:value-type="float">
            <text:p>14,395.00</text:p>
          </table:table-cell>
          <table:table-cell table:style-name="ce4" office:value-type="percentage" office:value="0.0215" calcext:value-type="percentage">
            <text:p>2.15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09-01" calcext:value-type="date">
            <text:p>Sep <text:s/>2018</text:p>
          </table:table-cell>
          <table:table-cell table:style-name="ce3" office:value-type="float" office:value="14901.5" calcext:value-type="float">
            <text:p>14,901.50</text:p>
          </table:table-cell>
          <table:table-cell table:style-name="ce3" office:value-type="float" office:value="14736.5" calcext:value-type="float">
            <text:p>14,736.50</text:p>
          </table:table-cell>
          <table:table-cell table:style-name="ce3" office:value-type="float" office:value="14941.5" calcext:value-type="float">
            <text:p>14,941.50</text:p>
          </table:table-cell>
          <table:table-cell table:style-name="ce3" office:value-type="float" office:value="14736.5" calcext:value-type="float">
            <text:p>14,736.50</text:p>
          </table:table-cell>
          <table:table-cell table:style-name="ce4" office:value-type="percentage" office:value="0.0116" calcext:value-type="percentage">
            <text:p>1.16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10-01" calcext:value-type="date">
            <text:p>Oct <text:s/>2018</text:p>
          </table:table-cell>
          <table:table-cell table:style-name="ce3" office:value-type="float" office:value="15202.5" calcext:value-type="float">
            <text:p>15,202.50</text:p>
          </table:table-cell>
          <table:table-cell table:style-name="ce3" office:value-type="float" office:value="14882.5" calcext:value-type="float">
            <text:p>14,882.50</text:p>
          </table:table-cell>
          <table:table-cell table:style-name="ce3" office:value-type="float" office:value="15267.5" calcext:value-type="float">
            <text:p>15,267.50</text:p>
          </table:table-cell>
          <table:table-cell table:style-name="ce3" office:value-type="float" office:value="14882.5" calcext:value-type="float">
            <text:p>14,882.50</text:p>
          </table:table-cell>
          <table:table-cell table:style-name="ce4" office:value-type="percentage" office:value="0.0202" calcext:value-type="percentage">
            <text:p>2.0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11-01" calcext:value-type="date">
            <text:p>Nov <text:s/>2018</text:p>
          </table:table-cell>
          <table:table-cell table:style-name="ce3" office:value-type="float" office:value="14302.5" calcext:value-type="float">
            <text:p>14,302.50</text:p>
          </table:table-cell>
          <table:table-cell table:style-name="ce3" office:value-type="float" office:value="15182.5" calcext:value-type="float">
            <text:p>15,182.50</text:p>
          </table:table-cell>
          <table:table-cell table:style-name="ce3" office:value-type="float" office:value="15200.5" calcext:value-type="float">
            <text:p>15,200.50</text:p>
          </table:table-cell>
          <table:table-cell table:style-name="ce3" office:value-type="float" office:value="14252.5" calcext:value-type="float">
            <text:p>14,252.50</text:p>
          </table:table-cell>
          <table:table-cell table:style-name="ce4" office:value-type="percentage" office:value="-0.0592" calcext:value-type="percentage">
            <text:p>-5.92%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12-01" calcext:value-type="date">
            <text:p>Dec <text:s/>2018</text:p>
          </table:table-cell>
          <table:table-cell table:style-name="ce3" office:value-type="float" office:value="14380" calcext:value-type="float">
            <text:p>14,380.00</text:p>
          </table:table-cell>
          <table:table-cell table:style-name="ce3" office:value-type="float" office:value="14255" calcext:value-type="float">
            <text:p>14,255.00</text:p>
          </table:table-cell>
          <table:table-cell table:style-name="ce3" office:value-type="float" office:value="14655" calcext:value-type="float">
            <text:p>14,655.00</text:p>
          </table:table-cell>
          <table:table-cell table:style-name="ce3" office:value-type="float" office:value="14210" calcext:value-type="float">
            <text:p>14,210.00</text:p>
          </table:table-cell>
          <table:table-cell table:style-name="ce4" office:value-type="percentage" office:value="0.0054" calcext:value-type="percentage">
            <text:p>0.54%</text:p>
          </table:table-cell>
          <table:table-cell table:number-columns-repeated="1018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D_5f_IDR_20_Historical_20_Data_20__28_1_29_" style:display-name="PageStyle_USD_IDR Historical Data (1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42" meta:object-count="0"/>
    <meta:generator>LibreOfficeDev/6.0.5.2$Linux_X86_64 LibreOffice_project/</meta:generator>
  </office:meta>
</office:document-meta>
</file>